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 style:writing-mode="lr-tb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6.263cm" fo:margin-left="-0.132cm" table:align="left" style:writing-mode="lr-tb"/>
    </style:style>
    <style:style style:name="Tabela5.A" style:family="table-column">
      <style:table-column-properties style:column-width="8.123cm"/>
    </style:style>
    <style:style style:name="Tabela5.B" style:family="table-column">
      <style:table-column-properties style:column-width="8.14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628cm" fo:margin-left="0.503cm" table:align="left" style:writing-mode="lr-tb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.457cm"/>
    </style:style>
    <style:style style:name="Tabela3.D" style:family="table-column">
      <style:table-column-properties style:column-width="0.794cm"/>
    </style:style>
    <style:style style:name="Tabela3.E" style:family="table-column">
      <style:table-column-properties style:column-width="3.413cm"/>
    </style:style>
    <style:style style:name="Tabela3.F" style:family="table-column">
      <style:table-column-properties style:column-width="0.838cm"/>
    </style:style>
    <style:style style:name="Tabela3.G" style:family="table-column">
      <style:table-column-properties style:column-width="3.38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6.263cm" fo:margin-left="-0.132cm" table:align="left" style:writing-mode="lr-tb"/>
    </style:style>
    <style:style style:name="Tabela4.A" style:family="table-column">
      <style:table-column-properties style:column-width="4.875cm"/>
    </style:style>
    <style:style style:name="Tabela4.B" style:family="table-column">
      <style:table-column-properties style:column-width="5.5cm"/>
    </style:style>
    <style:style style:name="Tabela4.C" style:family="table-column">
      <style:table-column-properties style:column-width="5.888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C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4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3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A4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1" style:family="table">
      <style:table-properties style:width="15.628cm" fo:margin-left="0.503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0.75cm"/>
    </style:style>
    <style:style style:name="Table1.C" style:family="table-column">
      <style:table-column-properties style:column-width="3.457cm"/>
    </style:style>
    <style:style style:name="Table1.D" style:family="table-column">
      <style:table-column-properties style:column-width="0.794cm"/>
    </style:style>
    <style:style style:name="Table1.E" style:family="table-column">
      <style:table-column-properties style:column-width="3.413cm"/>
    </style:style>
    <style:style style:name="Table1.F" style:family="table-column">
      <style:table-column-properties style:column-width="0.838cm"/>
    </style:style>
    <style:style style:name="Table1.G" style:family="table-column">
      <style:table-column-properties style:column-width="3.387cm"/>
    </style:style>
    <style:style style:name="Table1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1.G1" style:family="table-cell">
      <style:table-cell-properties fo:padding-left="0.123cm" fo:padding-right="0.123cm" fo:padding-top="0cm" fo:padding-bottom="0cm" fo:border="0.5pt solid #000000"/>
    </style:style>
    <style:style style:name="Table2" style:family="table">
      <style:table-properties style:width="15.628cm" fo:margin-left="0.503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0.75cm"/>
    </style:style>
    <style:style style:name="Table2.C" style:family="table-column">
      <style:table-column-properties style:column-width="3.457cm"/>
    </style:style>
    <style:style style:name="Table2.D" style:family="table-column">
      <style:table-column-properties style:column-width="0.794cm"/>
    </style:style>
    <style:style style:name="Table2.E" style:family="table-column">
      <style:table-column-properties style:column-width="3.413cm"/>
    </style:style>
    <style:style style:name="Table2.F" style:family="table-column">
      <style:table-column-properties style:column-width="0.838cm"/>
    </style:style>
    <style:style style:name="Table2.G" style:family="table-column">
      <style:table-column-properties style:column-width="3.387cm"/>
    </style:style>
    <style:style style:name="Table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2.G1" style:family="table-cell">
      <style:table-cell-properties fo:padding-left="0.123cm" fo:padding-right="0.123cm" fo:padding-top="0cm" fo:padding-bottom="0cm" fo:border="0.5pt solid #000000"/>
    </style:style>
    <style:style style:name="Table5" style:family="table">
      <style:table-properties style:width="15.628cm" fo:margin-left="0.503cm" table:align="left"/>
    </style:style>
    <style:style style:name="Table5.A" style:family="table-column">
      <style:table-column-properties style:column-width="2.99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.457cm"/>
    </style:style>
    <style:style style:name="Table5.D" style:family="table-column">
      <style:table-column-properties style:column-width="0.794cm"/>
    </style:style>
    <style:style style:name="Table5.E" style:family="table-column">
      <style:table-column-properties style:column-width="3.413cm"/>
    </style:style>
    <style:style style:name="Table5.F" style:family="table-column">
      <style:table-column-properties style:column-width="0.838cm"/>
    </style:style>
    <style:style style:name="Table5.G" style:family="table-column">
      <style:table-column-properties style:column-width="3.387cm"/>
    </style:style>
    <style:style style:name="Table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/>
    </style:style>
    <style:style style:name="Table5.G1" style:family="table-cell">
      <style:table-cell-properties fo:padding-left="0.123cm" fo:padding-right="0.123cm" fo:padding-top="0cm" fo:padding-bottom="0cm" fo:border="0.5pt solid #000000"/>
    </style:style>
    <style:style style:name="P1" style:family="paragraph" style:parent-style-name="Header">
      <style:paragraph-properties fo:margin-top="0cm" fo:margin-bottom="0cm" loext:contextual-spacing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8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text-properties fo:color="#ff0000" fo:font-weight="bold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text-properties fo:color="#0000ff" fo:font-style="italic" style:font-style-asian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officeooo:rsid="001743c2" officeooo:paragraph-rsid="001743c2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1743c2" officeooo:paragraph-rsid="001743c2" style:font-size-asian="20pt" style:font-weight-asian="bold" style:font-name-complex="Arial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1a4c3f" style:font-size-asian="11pt" style:font-name-complex="Arial" style:font-size-complex="11pt"/>
    </style:style>
    <style:style style:name="P16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margin-left="3.752cm" fo:margin-right="0cm" fo:text-indent="0cm" style:auto-text-indent="false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1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font-weight="bold" style:font-weight-asian="bold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fo:color="#999999" fo:font-size="9pt" fo:font-weight="bold" style:font-size-asian="9pt" style:font-weight-asian="bold"/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fo:color="#999999" fo:font-size="9pt" fo:font-weight="bold" style:font-size-asian="9pt" style:font-weight-asian="bold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fo:color="#ff0000"/>
    </style:style>
    <style:style style:name="P23" style:family="paragraph" style:parent-style-name="Standard">
      <style:paragraph-properties fo:margin-left="0cm" fo:margin-right="0cm" fo:text-indent="1.27cm" style:auto-text-indent="false"/>
    </style:style>
    <style:style style:name="P2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25" style:family="paragraph" style:parent-style-name="Standard">
      <style:paragraph-properties fo:margin-left="0cm" fo:margin-right="0cm" fo:text-indent="1.27cm" style:auto-text-indent="false"/>
      <style:text-properties fo:color="#0000ff" fo:font-style="normal" officeooo:rsid="0017e739" officeooo:paragraph-rsid="0017e739" style:font-style-asian="normal" style:font-style-complex="normal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fo:color="#ff0000" fo:font-weight="bold" style:font-weight-asian="bold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style:font-name-complex="Arial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fo:color="#000000" fo:font-weight="bold" style:font-weight-asian="bold"/>
    </style:style>
    <style:style style:name="P29" style:family="paragraph" style:parent-style-name="Filling_20_instruction">
      <style:paragraph-properties fo:margin-left="0cm" fo:margin-right="0cm" fo:text-indent="1.27cm" style:auto-text-indent="false"/>
      <style:text-properties fo:color="#ff0000"/>
    </style:style>
    <style:style style:name="P30" style:family="paragraph" style:parent-style-name="Filling_20_instruction">
      <style:paragraph-properties fo:margin-left="0cm" fo:margin-right="0cm" fo:text-indent="1.27cm" style:auto-text-indent="false"/>
      <style:text-properties fo:color="#000000" fo:font-style="normal" style:font-style-asian="normal"/>
    </style:style>
    <style:style style:name="P31" style:family="paragraph" style:parent-style-name="Standard">
      <style:paragraph-properties fo:margin-left="0cm" fo:margin-right="0cm" fo:text-indent="0.76cm" style:auto-text-indent="false"/>
    </style:style>
    <style:style style:name="P32" style:family="paragraph" style:parent-style-name="Standard">
      <style:paragraph-properties fo:margin-left="0cm" fo:margin-right="0cm" fo:text-indent="0.76cm" style:auto-text-indent="false"/>
      <style:text-properties style:font-name="Arial" fo:font-size="11pt" officeooo:paragraph-rsid="001a4c3f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0cm" fo:text-indent="0.751cm" style:auto-text-indent="false"/>
      <style:text-properties fo:color="#0000ff" fo:font-style="italic" style:font-style-asian="italic"/>
    </style:style>
    <style:style style:name="P34" style:family="paragraph" style:parent-style-name="versao">
      <style:paragraph-properties fo:text-align="center" style:justify-single-word="false"/>
    </style:style>
    <style:style style:name="P35" style:family="paragraph" style:parent-style-name="versao">
      <style:paragraph-properties fo:text-align="center" style:justify-single-word="false"/>
      <style:text-properties fo:font-size="11pt" fo:font-style="italic" style:font-size-asian="11pt" style:font-style-asian="italic" style:font-size-complex="11pt"/>
    </style:style>
    <style:style style:name="P36" style:family="paragraph" style:parent-style-name="versao">
      <style:paragraph-properties fo:text-align="center" style:justify-single-word="false"/>
      <style:text-properties fo:color="#0000ff" fo:font-size="16pt" fo:font-style="italic" style:font-size-asian="16pt" style:font-style-asian="italic" style:font-size-complex="16pt"/>
    </style:style>
    <style:style style:name="P37" style:family="paragraph" style:parent-style-name="Filling_20_instruction">
      <style:text-properties fo:color="#ff0000"/>
    </style:style>
    <style:style style:name="P38" style:family="paragraph" style:parent-style-name="Filling_20_instruction">
      <style:paragraph-properties fo:margin-left="0.751cm" fo:margin-right="0cm" fo:text-indent="0cm" style:auto-text-indent="false"/>
    </style:style>
    <style:style style:name="P39" style:family="paragraph" style:parent-style-name="Filling_20_instruction_20__28_table_20_cell_29_">
      <style:paragraph-properties style:snap-to-layout-grid="false"/>
    </style:style>
    <style:style style:name="P40" style:family="paragraph" style:parent-style-name="Filling_20_instruction_20__28_table_20_cell_29_">
      <style:paragraph-properties style:snap-to-layout-grid="false"/>
      <style:text-properties officeooo:rsid="001a4c3f" officeooo:paragraph-rsid="001a4c3f"/>
    </style:style>
    <style:style style:name="P41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fo:font-weight="normal" style:language-asian="pt" style:country-asian="BR" style:font-weight-asian="normal" style:font-name-complex="Arial"/>
    </style:style>
    <style:style style:name="P4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language="pt" fo:country="BR" style:language-asian="pt" style:country-asian="BR" style:font-name-complex="Arial" style:font-weight-complex="bold"/>
    </style:style>
    <style:style style:name="P43" style:family="paragraph" style:parent-style-name="Requisito">
      <style:paragraph-properties fo:padding-left="0cm" fo:padding-right="0.141cm" fo:padding-top="0.106cm" fo:padding-bottom="0.035cm" fo:border="0.51pt solid #000000"/>
    </style:style>
    <style:style style:name="P44" style:family="paragraph" style:parent-style-name="Requisito">
      <style:paragraph-properties fo:padding-left="0cm" fo:padding-right="0.141cm" fo:padding-top="0.106cm" fo:padding-bottom="0.035cm" fo:border="0.51pt solid #000000"/>
      <style:text-properties fo:color="#0000ff" fo:font-style="italic" style:font-style-asian="italic"/>
    </style:style>
    <style:style style:name="P45" style:family="paragraph" style:parent-style-name="Table_20_header">
      <style:paragraph-properties style:snap-to-layout-grid="false"/>
    </style:style>
    <style:style style:name="P46" style:family="paragraph" style:parent-style-name="Contents_20_1">
      <style:paragraph-properties>
        <style:tab-stops>
          <style:tab-stop style:position="0.751cm"/>
          <style:tab-stop style:position="0.847cm"/>
          <style:tab-stop style:position="1cm"/>
          <style:tab-stop style:position="15.98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0.751cm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48" style:family="paragraph" style:parent-style-name="titulo">
      <style:paragraph-properties fo:margin-top="0.212cm" fo:margin-bottom="0.106cm" loext:contextual-spacing="false" fo:text-align="center" style:justify-single-word="false"/>
      <style:text-properties fo:font-size="24pt" style:font-size-asian="24pt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color="#000000" fo:font-weight="bold" style:font-weight-asian="bold"/>
    </style:style>
    <style:style style:name="P50" style:family="paragraph" style:parent-style-name="Contents_20_2">
      <style:paragraph-properties>
        <style:tab-stops>
          <style:tab-stop style:position="1.25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/>
    </style:style>
    <style:style style:name="P53" style:family="paragraph" style:parent-style-name="Standard" style:list-style-name="WW8Num20">
      <style:text-properties fo:font-weight="bold" style:font-weight-asian="bold"/>
    </style:style>
    <style:style style:name="P54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1be494" style:font-size-asian="11pt" style:font-name-complex="Arial" style:font-size-complex="11pt"/>
    </style:style>
    <style:style style:name="P55" style:family="paragraph" style:parent-style-name="Standard">
      <style:paragraph-properties fo:text-align="start" style:justify-single-word="false" style:snap-to-layout-grid="false"/>
      <style:text-properties fo:color="#000000" fo:font-style="normal" fo:font-weight="bold" officeooo:paragraph-rsid="001c0560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text-align="start" style:justify-single-word="false" style:snap-to-layout-grid="false"/>
      <style:text-properties fo:color="#000000" fo:font-style="normal" fo:font-weight="bold" officeooo:paragraph-rsid="001c0e3e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text-align="start" style:justify-single-word="false" style:snap-to-layout-grid="false"/>
      <style:text-properties fo:color="#000000" fo:font-style="normal" fo:font-weight="bold" officeooo:paragraph-rsid="001dba14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color="#000000" fo:font-style="normal" fo:font-weight="bold" officeooo:paragraph-rsid="001dba14" style:font-style-asian="normal" style:font-weight-asian="bold" style:font-style-complex="normal" style:font-weight-complex="bold"/>
    </style:style>
    <style:style style:name="P59" style:family="paragraph" style:parent-style-name="Standard">
      <style:paragraph-properties fo:margin-left="0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fo:font-size="11pt" fo:font-style="italic" officeooo:paragraph-rsid="001dba14" style:letter-kerning="false" style:font-name-asian="Times New Roman" style:font-size-asian="11pt" style:language-asian="pt" style:country-asian="BR" style:font-style-asian="italic" style:font-name-complex="Arial" style:font-size-complex="11pt" style:language-complex="ar" style:country-complex="SA" style:font-style-complex="italic" fo:hyphenate="true"/>
    </style:style>
    <style:style style:name="P60" style:family="paragraph" style:parent-style-name="Standard">
      <style:paragraph-properties fo:margin-left="0cm" fo:margin-right="0cm" fo:text-indent="0.76cm" style:auto-text-indent="false"/>
      <style:text-properties officeooo:paragraph-rsid="001be494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tyle="normal" fo:font-weight="bold" officeooo:paragraph-rsid="001be494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fo:font-style="normal" fo:font-weight="bold" officeooo:paragraph-rsid="001c056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font-style="normal" fo:font-weight="bold" officeooo:paragraph-rsid="001be494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font-style="normal" fo:font-weight="bold" officeooo:paragraph-rsid="001c0560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font-style="normal" fo:font-weight="bold" officeooo:paragraph-rsid="001c0e3e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fo:font-style="normal" fo:font-weight="bold" officeooo:paragraph-rsid="001dba14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 style:font-name="Arial" fo:font-size="11pt" fo:font-style="normal" officeooo:paragraph-rsid="001be49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P69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font-style="normal" fo:font-weight="bold" officeooo:paragraph-rsid="001be494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font-style="normal" fo:font-weight="bold" officeooo:paragraph-rsid="001c0560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color="#000000" fo:font-style="normal" fo:font-weight="bold" officeooo:paragraph-rsid="001c0e3e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Arial" fo:font-size="11pt" fo:font-style="normal" fo:font-weight="bold" officeooo:paragraph-rsid="001be494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style:font-weight-complex="bold" fo:hyphenate="true"/>
    </style:style>
    <style:style style:name="P73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Arial" fo:font-size="11pt" fo:font-style="normal" fo:font-weight="bold" officeooo:rsid="002937ce" officeooo:paragraph-rsid="001c0e3e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style:font-weight-complex="bold" fo:hyphenate="true"/>
    </style:style>
    <style:style style:name="P74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Arial" fo:font-size="11pt" fo:font-style="normal" officeooo:rsid="0027b899" officeooo:paragraph-rsid="001c0e3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75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1pt" fo:font-weight="bold" officeooo:paragraph-rsid="001c0560" style:letter-kerning="false" style:font-name-asian="Times New Roman" style:font-size-asian="11pt" style:language-asian="pt" style:country-asian="BR" style:font-weight-asian="bold" style:font-name-complex="Arial" style:font-size-complex="11pt" style:language-complex="ar" style:country-complex="SA" style:font-style-complex="italic" style:font-weight-complex="bold" fo:hyphenate="true"/>
    </style:style>
    <style:style style:name="P76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font-weight="bold" officeooo:paragraph-rsid="001c0560" style:font-weight-asian="bold" style:font-style-complex="italic" style:font-weight-complex="bold" fo:hyphenate="true"/>
    </style:style>
    <style:style style:name="P77" style:family="paragraph" style:parent-style-name="Standard">
      <style:paragraph-properties fo:margin-left="1.27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fo:font-size="11pt" fo:font-style="italic" fo:font-weight="bold" officeooo:paragraph-rsid="001dba14" style:letter-kerning="false" style:font-name-asian="Times New Roman" style:font-size-asian="11pt" style:language-asian="pt" style:country-asian="BR" style:font-style-asian="italic" style:font-weight-asian="bold" style:font-name-complex="Arial" style:font-size-complex="11pt" style:language-complex="ar" style:country-complex="SA" style:font-style-complex="italic" style:font-weight-complex="bold" fo:hyphenate="true"/>
    </style:style>
    <style:style style:name="P78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79" style:family="paragraph" style:parent-style-name="Heading_20_1" style:master-page-name="Converter_20_3">
      <style:paragraph-properties style:page-number="auto"/>
    </style:style>
    <style:style style:name="P80" style:family="paragraph" style:parent-style-name="Heading_20_1">
      <style:paragraph-properties fo:margin-left="0.76cm" fo:margin-right="0cm" fo:text-indent="-0.76cm" style:auto-text-indent="false"/>
    </style:style>
    <style:style style:name="P81" style:family="paragraph" style:parent-style-name="Requisito">
      <style:paragraph-properties fo:padding="0cm" fo:border="0.51pt solid #000000" style:shadow="none"/>
      <style:text-properties officeooo:paragraph-rsid="001c0560"/>
    </style:style>
    <style:style style:name="P82" style:family="paragraph" style:parent-style-name="Requisito">
      <style:paragraph-properties fo:padding="0cm" fo:border="0.51pt solid #000000" style:shadow="none"/>
      <style:text-properties officeooo:paragraph-rsid="001c0e3e"/>
    </style:style>
    <style:style style:name="P83" style:family="paragraph" style:parent-style-name="Requisito">
      <style:paragraph-properties fo:padding="0cm" fo:border="0.51pt solid #000000" style:shadow="none"/>
      <style:text-properties officeooo:paragraph-rsid="001dba14"/>
    </style:style>
    <style:style style:name="P84" style:family="paragraph" style:parent-style-name="destaque_20_1">
      <style:paragraph-properties fo:margin-top="0.106cm" fo:margin-bottom="0.106cm" loext:contextual-spacing="false" fo:keep-with-next="auto" style:snap-to-layout-grid="false"/>
      <style:text-properties style:font-name="Times New Roman" fo:language="pt" fo:country="BR" officeooo:rsid="001be494" officeooo:paragraph-rsid="001c0e3e" style:language-asian="pt" style:country-asian="BR" style:font-weight-complex="bold"/>
    </style:style>
    <style:style style:name="P85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style:font-name="Times New Roman" fo:font-size="11pt" fo:language="pt" fo:country="BR" fo:font-style="normal" fo:font-weight="normal" officeooo:rsid="001c0e3e" officeooo:paragraph-rsid="001c0e3e" style:font-size-asian="11pt" style:language-asian="pt" style:country-asian="BR" style:font-style-asian="normal" style:font-weight-asian="normal" style:font-name-complex="Arial" style:font-size-complex="11pt" style:font-style-complex="normal" style:font-weight-complex="bold"/>
    </style:style>
    <style:style style:name="P86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fo:font-weight="normal" officeooo:paragraph-rsid="001c0560" style:language-asian="pt" style:country-asian="BR" style:font-style-asian="normal" style:font-weight-asian="normal" style:font-name-complex="Arial" style:font-style-complex="normal"/>
    </style:style>
    <style:style style:name="P87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fo:font-weight="normal" officeooo:paragraph-rsid="001c0e3e" style:language-asian="pt" style:country-asian="BR" style:font-style-asian="normal" style:font-weight-asian="normal" style:font-name-complex="Arial" style:font-style-complex="normal"/>
    </style:style>
    <style:style style:name="P88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fo:font-weight="normal" officeooo:paragraph-rsid="001dba14" style:language-asian="pt" style:country-asian="BR" style:font-style-asian="normal" style:font-weight-asian="normal" style:font-name-complex="Arial" style:font-style-complex="normal"/>
    </style:style>
    <style:style style:name="P89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officeooo:paragraph-rsid="001c0560" style:language-asian="pt" style:country-asian="BR" style:font-style-asian="normal" style:font-name-complex="Arial" style:font-style-complex="normal" style:font-weight-complex="bold"/>
    </style:style>
    <style:style style:name="P90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officeooo:paragraph-rsid="001c0e3e" style:language-asian="pt" style:country-asian="BR" style:font-style-asian="normal" style:font-name-complex="Arial" style:font-style-complex="normal" style:font-weight-complex="bold"/>
    </style:style>
    <style:style style:name="P91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tyle="normal" officeooo:paragraph-rsid="001dba14" style:language-asian="pt" style:country-asian="BR" style:font-style-asian="normal" style:font-name-complex="Arial" style:font-style-complex="normal" style:font-weight-complex="bold"/>
    </style:style>
    <style:style style:name="P92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ize="11pt" fo:font-style="normal" fo:font-weight="normal" officeooo:rsid="002a5682" officeooo:paragraph-rsid="001c0560" style:font-size-asian="11pt" style:font-style-asian="normal" style:font-weight-asian="normal" style:font-name-complex="Arial" style:font-size-complex="11pt" style:font-style-complex="normal" style:font-weight-complex="bold"/>
    </style:style>
    <style:style style:name="P93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ize="11pt" fo:font-style="normal" fo:font-weight="normal" officeooo:rsid="002a5682" officeooo:paragraph-rsid="001c0e3e" style:font-size-asian="11pt" style:font-style-asian="normal" style:font-weight-asian="normal" style:font-name-complex="Arial" style:font-size-complex="11pt" style:font-style-complex="normal" style:font-weight-complex="bold"/>
    </style:style>
    <style:style style:name="P94" style:family="paragraph" style:parent-style-name="destaque_20_1">
      <style:paragraph-properties fo:margin-top="0.106cm" fo:margin-bottom="0.106cm" loext:contextual-spacing="false" fo:keep-with-next="auto" style:snap-to-layout-grid="false"/>
      <style:text-properties fo:color="#000000" fo:font-size="11pt" fo:font-style="normal" fo:font-weight="normal" officeooo:rsid="00326eee" officeooo:paragraph-rsid="001dba14" style:font-size-asian="11pt" style:font-style-asian="normal" style:font-weight-asian="normal" style:font-name-complex="Arial" style:font-size-complex="11pt" style:font-style-complex="normal" style:font-weight-complex="bold"/>
    </style:style>
    <style:style style:name="P95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1c0e3e"/>
    </style:style>
    <style:style style:name="P96" style:family="paragraph" style:parent-style-name="destaque_20_1">
      <style:paragraph-properties fo:margin-top="0.106cm" fo:margin-bottom="0.106cm" loext:contextual-spacing="false" fo:keep-with-next="auto" style:snap-to-layout-grid="false"/>
      <style:text-properties officeooo:paragraph-rsid="001dba14"/>
    </style:style>
    <style:style style:name="P97" style:family="paragraph" style:parent-style-name="conteudo" style:master-page-name="Converter_20_2">
      <style:paragraph-properties style:page-number="auto"/>
    </style:style>
    <style:style style:name="P98" style:family="paragraph" style:parent-style-name="Title_20_Cover" style:master-page-name="Standard">
      <style:paragraph-properties fo:margin-left="0cm" fo:margin-right="-0.953cm" fo:margin-top="0.635cm" fo:margin-bottom="0.423cm" loext:contextual-spacing="false" style:line-height-at-least="0.423cm" fo:text-align="center" style:justify-single-word="false" fo:text-indent="0cm" style:auto-text-indent="false" style:page-number="auto" fo:padding-left="0cm" fo:padding-right="0cm" fo:padding-top="0.353cm" fo:padding-bottom="0.141cm" fo:border-left="none" fo:border-right="none" fo:border-top="0.99pt solid #000000" fo:border-bottom="0.99pt solid #000000"/>
      <style:text-properties fo:font-size="36pt" fo:font-weight="normal" style:font-size-asian="36pt" style:font-weight-asian="normal" style:font-size-complex="48pt"/>
    </style:style>
    <style:style style:name="P99" style:family="paragraph" style:parent-style-name="Filling_20_instruction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0" style:family="paragraph" style:parent-style-name="Filling_20_instruction">
      <style:text-properties fo:color="#ff0000"/>
    </style:style>
    <style:style style:name="P101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000000" fo:font-style="normal" fo:font-weight="bold" officeooo:paragraph-rsid="001c0560" style:font-style-asian="normal" style:font-weight-asian="bold" style:font-style-complex="normal" style:font-weight-complex="bold"/>
    </style:style>
    <style:style style:name="P102" style:family="paragraph" style:parent-style-name="Filling_20_instruction">
      <style:paragraph-properties fo:margin-left="0.751cm" fo:margin-right="0cm" fo:margin-top="0cm" fo:margin-bottom="0.423cm" loext:contextual-spacing="false" fo:orphans="2" fo:widows="2" fo:hyphenation-ladder-count="no-limit" fo:text-indent="0cm" style:auto-text-indent="false" style:vertical-align="auto">
        <style:tab-stops/>
      </style:paragraph-properties>
      <style:text-properties fo:color="#000000" style:font-name="Arial" fo:font-size="11pt" fo:font-style="normal" fo:font-weight="bold" officeooo:paragraph-rsid="001c0e3e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style:font-weight-complex="bold" fo:hyphenate="true"/>
    </style:style>
    <style:style style:name="P103" style:family="paragraph" style:parent-style-name="Filling_20_instruction">
      <style:paragraph-properties fo:margin-left="0cm" fo:margin-right="0cm" fo:text-indent="0cm" style:auto-text-indent="false">
        <style:tab-stops/>
      </style:paragraph-properties>
      <style:text-properties fo:color="#000000" fo:font-style="normal" fo:font-weight="bold" officeooo:paragraph-rsid="001dba14" style:font-style-asian="normal" style:font-weight-asian="bold" style:font-style-complex="normal" style:font-weight-complex="bold"/>
    </style:style>
    <style:style style:name="P104" style:family="paragraph" style:parent-style-name="Recuo_20_de_20_corpo_20_de_20_texto_20_2">
      <style:text-properties fo:color="#000000" style:font-name="Times New Roman" fo:font-style="normal" officeooo:paragraph-rsid="001c0560" style:font-style-asian="normal" style:font-name-complex="Times New Roman" style:font-style-complex="normal"/>
    </style:style>
    <style:style style:name="P105" style:family="paragraph" style:parent-style-name="Filling_20_instruction_20__28_table_20_cell_29_">
      <style:paragraph-properties style:snap-to-layout-grid="false"/>
      <style:text-properties officeooo:rsid="001dba14" officeooo:paragraph-rsid="001dba14"/>
    </style:style>
    <style:style style:name="P106" style:family="paragraph" style:parent-style-name="Filling_20_instruction_20__28_table_20_cell_29_">
      <style:paragraph-properties fo:margin-left="0cm" fo:margin-right="0cm" fo:text-indent="0cm" style:auto-text-indent="false" style:snap-to-layout-grid="false"/>
      <style:text-properties officeooo:rsid="001dba14" officeooo:paragraph-rsid="001dba14"/>
    </style:style>
    <style:style style:name="P107" style:family="paragraph" style:parent-style-name="Normal">
      <style:paragraph-properties fo:margin-left="1.501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Times New Roman" fo:font-style="normal" officeooo:paragraph-rsid="001be494" style:font-style-asian="normal" style:font-name-complex="Times New Roman" style:font-style-complex="normal" fo:hyphenate="true"/>
    </style:style>
    <style:style style:name="P108" style:family="paragraph" style:parent-style-name="Normal">
      <style:paragraph-properties fo:orphans="2" fo:widows="2" fo:hyphenation-ladder-count="no-limit" style:vertical-align="auto"/>
      <style:text-properties officeooo:paragraph-rsid="001be494" fo:hyphenate="true"/>
    </style:style>
    <style:style style:name="P109" style:family="paragraph" style:parent-style-name="Normal">
      <style:paragraph-properties fo:orphans="2" fo:widows="2" fo:hyphenation-ladder-count="no-limit" style:vertical-align="auto"/>
      <style:text-properties officeooo:paragraph-rsid="001c0560" fo:hyphenate="true"/>
    </style:style>
    <style:style style:name="P110" style:family="paragraph" style:parent-style-name="Normal">
      <style:paragraph-properties fo:orphans="2" fo:widows="2" fo:hyphenation-ladder-count="no-limit" style:vertical-align="auto"/>
      <style:text-properties officeooo:paragraph-rsid="001c0e3e" fo:hyphenate="true"/>
    </style:style>
    <style:style style:name="P111" style:family="paragraph" style:parent-style-name="Normal">
      <style:paragraph-properties fo:orphans="2" fo:widows="2" fo:hyphenation-ladder-count="no-limit" style:vertical-align="auto"/>
      <style:text-properties officeooo:paragraph-rsid="001dba14" fo:hyphenate="true"/>
    </style:style>
    <style:style style:name="P112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officeooo:paragraph-rsid="001be49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113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officeooo:paragraph-rsid="001c0560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114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officeooo:paragraph-rsid="001dba1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115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officeooo:rsid="0027b899" officeooo:paragraph-rsid="001c0e3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116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officeooo:rsid="002937ce" officeooo:paragraph-rsid="001c0e3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fo:hyphenate="true"/>
    </style:style>
    <style:style style:name="P117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fo:font-weight="bold" officeooo:paragraph-rsid="001c0560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fo:hyphenate="true"/>
    </style:style>
    <style:style style:name="P118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fo:font-weight="bold" officeooo:paragraph-rsid="001c0e3e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fo:hyphenate="true"/>
    </style:style>
    <style:style style:name="P119" style:family="paragraph" style:parent-style-name="Normal">
      <style:paragraph-properties fo:orphans="2" fo:widows="2" fo:hyphenation-ladder-count="no-limit" style:vertical-align="auto"/>
      <style:text-properties fo:color="#000000" style:font-name="Arial" fo:font-size="11pt" fo:font-style="normal" fo:font-weight="bold" officeooo:paragraph-rsid="001c0e3e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italic" fo:hyphenate="true"/>
    </style:style>
    <style:style style:name="P120" style:family="paragraph" style:parent-style-name="Normal">
      <style:paragraph-properties fo:orphans="2" fo:widows="2" fo:hyphenation-ladder-count="no-limit" style:vertical-align="auto"/>
      <style:text-properties fo:color="#000000" style:font-name="Times New Roman" fo:font-style="normal" officeooo:paragraph-rsid="001c0e3e" style:font-style-asian="normal" style:font-name-complex="Times New Roman" style:font-style-complex="normal" fo:hyphenate="true"/>
    </style:style>
    <style:style style:name="P121" style:family="paragraph" style:parent-style-name="Normal">
      <style:paragraph-properties fo:orphans="2" fo:widows="2" fo:hyphenation-ladder-count="no-limit" style:vertical-align="auto"/>
      <style:text-properties fo:color="#0000ff" style:font-name="Arial" fo:font-size="11pt" fo:font-style="italic" officeooo:paragraph-rsid="001be494" style:letter-kerning="false" style:font-name-asian="Times New Roman" style:font-size-asian="11pt" style:language-asian="pt" style:country-asian="BR" style:font-style-asian="italic" style:font-name-complex="Arial" style:font-size-complex="11pt" style:language-complex="ar" style:country-complex="SA" style:font-style-complex="italic" fo:hyphenate="true"/>
    </style:style>
    <style:style style:name="P122" style:family="paragraph" style:parent-style-name="Normal">
      <style:paragraph-properties fo:orphans="2" fo:widows="2" fo:hyphenation-ladder-count="no-limit" style:vertical-align="auto"/>
      <style:text-properties fo:color="#0000ff" style:font-name="Arial" fo:font-size="11pt" fo:font-style="italic" officeooo:paragraph-rsid="001dba14" style:letter-kerning="false" style:font-name-asian="Times New Roman" style:font-size-asian="11pt" style:language-asian="pt" style:country-asian="BR" style:font-style-asian="italic" style:font-name-complex="Arial" style:font-size-complex="11pt" style:language-complex="ar" style:country-complex="SA" style:font-style-complex="italic" fo:hyphenate="true"/>
    </style:style>
    <style:style style:name="P123" style:family="paragraph" style:parent-style-name="Normal">
      <style:paragraph-properties fo:orphans="2" fo:widows="2" fo:hyphenation-ladder-count="no-limit" style:vertical-align="auto"/>
      <style:text-properties style:font-name="Arial" fo:font-size="11pt" fo:font-weight="bold" officeooo:paragraph-rsid="001c0560" style:letter-kerning="false" style:font-name-asian="Times New Roman" style:font-size-asian="11pt" style:language-asian="pt" style:country-asian="BR" style:font-weight-asian="bold" style:font-name-complex="Arial" style:font-size-complex="11pt" style:language-complex="ar" style:country-complex="SA" style:font-style-complex="italic" fo:hyphenate="true"/>
    </style:style>
    <style:style style:name="P124" style:family="paragraph" style:parent-style-name="Normal">
      <style:paragraph-properties fo:orphans="2" fo:widows="2" fo:hyphenation-ladder-count="no-limit" style:vertical-align="auto"/>
      <style:text-properties style:font-name="Arial" fo:font-size="11pt" fo:font-weight="bold" officeooo:paragraph-rsid="001c0e3e" style:letter-kerning="false" style:font-name-asian="Times New Roman" style:font-size-asian="11pt" style:language-asian="pt" style:country-asian="BR" style:font-weight-asian="bold" style:font-name-complex="Arial" style:font-size-complex="11pt" style:language-complex="ar" style:country-complex="SA" style:font-style-complex="italic" fo:hyphenate="true"/>
    </style:style>
    <style:style style:name="P125" style:family="paragraph" style:parent-style-name="Normal">
      <style:paragraph-properties fo:margin-left="0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fo:font-size="11pt" fo:font-style="italic" fo:font-weight="bold" officeooo:paragraph-rsid="001be494" style:letter-kerning="false" style:font-name-asian="Times New Roman" style:font-size-asian="11pt" style:language-asian="pt" style:country-asian="BR" style:font-style-asian="italic" style:font-weight-asian="bold" style:font-name-complex="Arial" style:font-size-complex="11pt" style:language-complex="ar" style:country-complex="SA" style:font-style-complex="italic" fo:hyphenate="true"/>
    </style:style>
    <style:style style:name="P126" style:family="paragraph" style:parent-style-name="Normal">
      <style:paragraph-properties fo:margin-left="0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fo:font-size="11pt" fo:font-style="italic" fo:font-weight="bold" officeooo:rsid="002937ce" officeooo:paragraph-rsid="001c0e3e" style:letter-kerning="false" style:font-name-asian="Times New Roman" style:font-size-asian="11pt" style:language-asian="pt" style:country-asian="BR" style:font-style-asian="italic" style:font-weight-asian="bold" style:font-name-complex="Arial" style:font-size-complex="11pt" style:language-complex="ar" style:country-complex="SA" style:font-style-complex="italic" fo:hyphenate="true"/>
    </style:style>
    <style:style style:name="P127" style:family="paragraph" style:parent-style-name="Normal">
      <style:paragraph-properties fo:margin-left="0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ff" style:font-name="Arial" fo:font-size="11pt" fo:font-style="italic" fo:font-weight="bold" officeooo:paragraph-rsid="001dba14" style:letter-kerning="false" style:font-name-asian="Times New Roman" style:font-size-asian="11pt" style:language-asian="pt" style:country-asian="BR" style:font-style-asian="italic" style:font-weight-asian="bold" style:font-name-complex="Arial" style:font-size-complex="11pt" style:language-complex="ar" style:country-complex="SA" style:font-style-complex="italic" style:font-weight-complex="bold" fo:hyphenate="true"/>
    </style:style>
    <style:style style:name="P128" style:family="paragraph" style:parent-style-name="Normal">
      <style:paragraph-properties fo:margin-left="0cm" fo:margin-right="0cm" fo:orphans="2" fo:widows="2" fo:hyphenation-ladder-count="no-limit" fo:text-indent="0cm" style:auto-text-indent="false" style:vertical-align="auto">
        <style:tab-stops/>
      </style:paragraph-properties>
      <style:text-properties fo:color="#000000" style:font-name="Arial" fo:font-size="11pt" fo:font-style="normal" fo:font-weight="bold" officeooo:paragraph-rsid="001c0560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italic" fo:hyphenate="true"/>
    </style:style>
    <style:style style:name="P129" style:family="paragraph" style:parent-style-name="Normal">
      <style:paragraph-properties fo:margin-left="0cm" fo:margin-right="0cm" fo:orphans="2" fo:widows="2" fo:hyphenation-ladder-count="no-limit" fo:text-indent="0cm" style:auto-text-indent="false" style:vertical-align="auto"/>
      <style:text-properties officeooo:paragraph-rsid="001be494" fo:hyphenate="true"/>
    </style:style>
    <style:style style:name="P130" style:family="paragraph" style:parent-style-name="Normal">
      <style:paragraph-properties fo:margin-top="0cm" fo:margin-bottom="0.423cm" loext:contextual-spacing="false" fo:orphans="2" fo:widows="2" fo:hyphenation-ladder-count="no-limit" style:vertical-align="auto"/>
      <style:text-properties fo:color="#000000" fo:font-style="normal" officeooo:paragraph-rsid="001dba14" style:letter-kerning="false" style:font-name-asian="Times New Roman" style:language-asian="pt" style:country-asian="BR" style:font-style-asian="normal" style:font-name-complex="Times New Roman" style:language-complex="ar" style:country-complex="SA" style:font-style-complex="normal" fo:hyphenate="tru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ccc2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name-complex="Arial" style:font-weight-complex="bold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style:font-style-complex="italic"/>
    </style:style>
    <style:style style:name="T8" style:family="text">
      <style:text-properties officeooo:rsid="001be494" style:font-style-complex="italic"/>
    </style:style>
    <style:style style:name="T9" style:family="text">
      <style:text-properties fo:color="#0000ff"/>
    </style:style>
    <style:style style:name="T10" style:family="text">
      <style:text-properties fo:color="#0000ff" fo:font-style="normal" fo:font-weight="normal" officeooo:rsid="0017cc09" style:font-style-asian="normal" style:font-weight-asian="normal" style:font-style-complex="normal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fo:font-size="10pt" style:font-size-asian="10pt"/>
    </style:style>
    <style:style style:name="T13" style:family="text">
      <style:text-properties fo:color="#ff0000" fo:font-size="10pt" fo:font-weight="bold" style:font-size-asian="10pt" style:font-weight-asian="bold" style:font-weight-complex="bold"/>
    </style:style>
    <style:style style:name="T14" style:family="text">
      <style:text-properties style:font-size-complex="11pt"/>
    </style:style>
    <style:style style:name="T15" style:family="text">
      <style:text-properties fo:font-size="24pt" fo:font-weight="bold" officeooo:rsid="0017cc09" style:font-size-asian="24pt" style:font-weight-asian="bold" style:font-name-complex="Arial" style:font-size-complex="24pt" style:font-weight-complex="bold"/>
    </style:style>
    <style:style style:name="T16" style:family="text">
      <style:text-properties officeooo:rsid="0019b1fa"/>
    </style:style>
    <style:style style:name="T17" style:family="text">
      <style:text-properties officeooo:rsid="001a4c3f"/>
    </style:style>
    <style:style style:name="T18" style:family="text">
      <style:text-properties officeooo:rsid="001be494"/>
    </style:style>
    <style:style style:name="T19" style:family="text">
      <style:text-properties style:font-name="Arial" fo:font-size="11pt" style:font-size-asian="11pt" style:font-name-complex="Arial" style:font-size-complex="11pt"/>
    </style:style>
    <style:style style:name="T20" style:family="text">
      <style:text-properties style:font-name="Arial" fo:font-size="11pt" officeooo:rsid="001a4c3f" style:font-size-asian="11pt" style:font-name-complex="Arial" style:font-size-complex="11pt"/>
    </style:style>
    <style:style style:name="T21" style:family="text">
      <style:text-properties fo:font-weight="normal" officeooo:rsid="001fe7e4" style:font-weight-asian="normal" style:font-weight-complex="normal"/>
    </style:style>
    <style:style style:name="T22" style:family="text">
      <style:text-properties fo:font-weight="normal" officeooo:rsid="00237554" style:font-weight-asian="normal" style:font-style-complex="normal" style:font-weight-complex="normal"/>
    </style:style>
    <style:style style:name="T23" style:family="text">
      <style:text-properties fo:font-weight="normal" officeooo:rsid="001c0e3e" style:font-weight-asian="normal" style:font-style-complex="normal" style:font-weight-complex="normal"/>
    </style:style>
    <style:style style:name="T24" style:family="text">
      <style:text-properties fo:font-weight="normal" officeooo:rsid="001fe7e4" style:font-weight-asian="normal" style:font-style-complex="normal" style:font-weight-complex="normal"/>
    </style:style>
    <style:style style:name="T2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237554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normal" officeooo:rsid="001fe7e4" style:font-style-asian="normal" style:font-weight-asian="normal" style:font-style-complex="normal" style:font-weight-complex="normal"/>
    </style:style>
    <style:style style:name="T28" style:family="text">
      <style:text-properties fo:color="#000000" fo:font-style="normal" fo:font-weight="normal" officeooo:rsid="00205b15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22786b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31ccc2" style:font-style-asian="normal" style:font-weight-asian="normal" style:font-style-complex="normal" style:font-weight-complex="normal"/>
    </style:style>
    <style:style style:name="T31" style:family="text">
      <style:text-properties fo:color="#000000" fo:font-style="normal" fo:font-weight="normal" officeooo:rsid="001c0560" style:font-style-asian="normal" style:font-weight-asian="normal" style:font-style-complex="normal" style:font-weight-complex="normal"/>
    </style:style>
    <style:style style:name="T32" style:family="text">
      <style:text-properties fo:color="#000000" fo:font-style="normal" fo:font-weight="normal" officeooo:rsid="001c0e3e" style:font-style-asian="normal" style:font-weight-asian="normal" style:font-style-complex="normal" style:font-weight-complex="normal"/>
    </style:style>
    <style:style style:name="T3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000000" fo:font-style="normal" fo:font-weight="bold" officeooo:rsid="00327e99" style:font-style-asian="normal" style:font-weight-asian="bold" style:font-style-complex="normal" style:font-weight-complex="bold"/>
    </style:style>
    <style:style style:name="T35" style:family="text">
      <style:text-properties fo:color="#000000" fo:font-style="normal" style:font-style-asian="normal" style:font-style-complex="normal"/>
    </style:style>
    <style:style style:name="T36" style:family="text">
      <style:text-properties fo:color="#000000" fo:font-style="normal" officeooo:rsid="00237554" style:font-style-asian="normal" style:font-style-complex="normal" style:font-weight-complex="normal"/>
    </style:style>
    <style:style style:name="T37" style:family="text">
      <style:text-properties fo:color="#000000" fo:font-style="normal" officeooo:rsid="002a5682" style:font-style-asian="normal" style:font-style-complex="normal"/>
    </style:style>
    <style:style style:name="T38" style:family="text">
      <style:text-properties fo:color="#000000" fo:font-style="normal" officeooo:rsid="00237554" style:font-style-asian="normal" style:font-style-complex="normal"/>
    </style:style>
    <style:style style:name="T39" style:family="text">
      <style:text-properties fo:color="#000000" fo:font-style="normal" officeooo:rsid="001c0560" style:font-style-asian="normal" style:font-style-complex="normal"/>
    </style:style>
    <style:style style:name="T40" style:family="text">
      <style:text-properties fo:color="#000000" fo:font-style="normal" officeooo:rsid="001c0e3e" style:font-style-asian="normal" style:font-style-complex="normal"/>
    </style:style>
    <style:style style:name="T41" style:family="text">
      <style:text-properties fo:color="#000000" fo:font-style="normal" officeooo:rsid="0035c0e7" style:font-style-asian="normal" style:font-style-complex="normal"/>
    </style:style>
    <style:style style:name="T42" style:family="text">
      <style:text-properties fo:color="#000000" fo:font-style="normal" officeooo:rsid="00337903" style:font-style-asian="normal" style:font-style-complex="normal"/>
    </style:style>
    <style:style style:name="T43" style:family="text">
      <style:text-properties fo:color="#000000" fo:font-style="normal" officeooo:rsid="00326eee" style:font-style-asian="normal" style:font-style-complex="normal"/>
    </style:style>
    <style:style style:name="T44" style:family="text">
      <style:text-properties fo:color="#000000" fo:font-style="normal" officeooo:rsid="001dba14" style:font-style-asian="normal" style:font-style-complex="normal"/>
    </style:style>
    <style:style style:name="T45" style:family="text">
      <style:text-properties fo:color="#000000" fo:font-style="normal" officeooo:rsid="0022786b" style:font-style-asian="normal" style:font-name-complex="Times New Roman" style:font-size-complex="10pt" style:font-style-complex="normal"/>
    </style:style>
    <style:style style:name="T46" style:family="text">
      <style:text-properties fo:color="#000000" fo:font-style="normal" officeooo:rsid="0031ccc2" style:font-style-asian="normal" style:font-name-complex="Times New Roman" style:font-size-complex="10pt" style:font-style-complex="normal"/>
    </style:style>
    <style:style style:name="T47" style:family="text">
      <style:text-properties fo:color="#000000" style:font-name="Arial" fo:font-size="11pt" fo:font-style="normal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48" style:family="text">
      <style:text-properties fo:color="#000000" style:font-name="Arial" fo:font-size="11pt" fo:font-style="normal" officeooo:rsid="001be49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49" style:family="text">
      <style:text-properties fo:color="#000000" style:font-name="Arial" fo:font-size="11pt" fo:font-style="normal" officeooo:rsid="004c354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0" style:family="text">
      <style:text-properties fo:color="#000000" style:font-name="Arial" fo:font-size="11pt" fo:font-style="normal" officeooo:rsid="001c0560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1" style:family="text">
      <style:text-properties fo:color="#000000" style:font-name="Arial" fo:font-size="11pt" fo:font-style="normal" officeooo:rsid="001c0e3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2" style:family="text">
      <style:text-properties fo:color="#000000" style:font-name="Arial" fo:font-size="11pt" fo:font-style="normal" officeooo:rsid="00264b8d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3" style:family="text">
      <style:text-properties fo:color="#000000" style:font-name="Arial" fo:font-size="11pt" fo:font-style="normal" officeooo:rsid="0023755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4" style:family="text">
      <style:text-properties fo:color="#000000" style:font-name="Arial" fo:font-size="11pt" fo:font-style="normal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 style:font-weight-complex="bold"/>
    </style:style>
    <style:style style:name="T55" style:family="text">
      <style:text-properties fo:color="#000000" style:font-name="Arial" fo:font-size="11pt" fo:font-style="normal" officeooo:rsid="00326eee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6" style:family="text">
      <style:text-properties fo:color="#000000" style:font-name="Arial" fo:font-size="11pt" fo:font-style="normal" officeooo:rsid="001dba14" style:letter-kerning="false" style:font-name-asian="Times New Roman" style:font-size-asian="11pt" style:language-asian="pt" style:country-asian="BR" style:font-style-asian="normal" style:font-name-complex="Arial" style:font-size-complex="11pt" style:language-complex="ar" style:country-complex="SA" style:font-style-complex="normal"/>
    </style:style>
    <style:style style:name="T57" style:family="text">
      <style:text-properties fo:color="#000000" style:font-name="Arial" fo:font-size="11pt" fo:font-style="normal" fo:font-weight="bold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/>
    </style:style>
    <style:style style:name="T58" style:family="text">
      <style:text-properties fo:color="#000000" style:font-name="Arial" fo:font-size="11pt" fo:font-style="normal" fo:font-weight="bold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59" style:family="text">
      <style:text-properties fo:color="#000000" style:font-name="Arial" fo:font-size="11pt" fo:font-style="normal" fo:font-weight="bold" officeooo:rsid="001dba14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60" style:family="text">
      <style:text-properties fo:color="#000000" style:font-name="Arial" fo:font-size="11pt" fo:font-style="normal" fo:font-weight="bold" officeooo:rsid="001fe7e4" style:letter-kerning="false" style:font-name-asian="Times New Roman" style:font-size-asian="11pt" style:language-asian="pt" style:country-asian="BR" style:font-style-asian="normal" style:font-weight-asian="bold" style:font-name-complex="Arial" style:font-size-complex="11pt" style:language-complex="ar" style:country-complex="SA" style:font-style-complex="italic" style:font-weight-complex="normal"/>
    </style:style>
    <style:style style:name="T61" style:family="text">
      <style:text-properties fo:color="#000000" style:font-name="Arial" fo:font-size="11pt" fo:font-style="normal" fo:font-weight="normal" style:letter-kerning="false" style:font-name-asian="Times New Roman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62" style:family="text">
      <style:text-properties fo:color="#000000" style:font-name="Arial" fo:font-size="11pt" fo:font-style="normal" fo:font-weight="normal" officeooo:rsid="001be494" style:letter-kerning="false" style:font-name-asian="Times New Roman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63" style:family="text">
      <style:text-properties fo:color="#000000" style:font-name="OpenSymbol" fo:font-style="normal" style:font-name-asian="OpenSymbol" style:language-asian="pt" style:country-asian="BR" style:font-style-asian="normal" style:font-name-complex="OpenSymbol" style:font-style-complex="normal" style:font-weight-complex="bold"/>
    </style:style>
    <style:style style:name="T64" style:family="text">
      <style:text-properties fo:color="#000000" style:font-name="OpenSymbol" fo:font-style="normal" officeooo:rsid="001c0e3e" style:font-name-asian="OpenSymbol" style:language-asian="pt" style:country-asian="BR" style:font-style-asian="normal" style:font-name-complex="OpenSymbol" style:font-style-complex="normal" style:font-weight-complex="bold"/>
    </style:style>
    <style:style style:name="T65" style:family="text">
      <style:text-properties fo:color="#000000" style:font-name="OpenSymbol" fo:font-style="normal" style:font-name-asian="OpenSymbol" style:font-style-asian="normal" style:font-name-complex="OpenSymbol" style:font-style-complex="normal"/>
    </style:style>
    <style:style style:name="T66" style:family="text">
      <style:text-properties fo:font-style="normal" fo:font-weight="normal" officeooo:rsid="001fe7e4" style:font-style-asian="normal" style:font-weight-asian="normal" style:font-style-complex="normal" style:font-weight-complex="normal"/>
    </style:style>
    <style:style style:name="T67" style:family="text">
      <style:text-properties officeooo:rsid="0026db86"/>
    </style:style>
    <style:style style:name="T68" style:family="text">
      <style:text-properties officeooo:rsid="004c266f"/>
    </style:style>
    <style:style style:name="T69" style:family="text">
      <style:text-properties officeooo:rsid="00327e99"/>
    </style:style>
    <style:style style:name="T70" style:family="text">
      <style:text-properties officeooo:rsid="0031ccc2"/>
    </style:style>
    <style:style style:name="T71" style:family="text">
      <style:text-properties officeooo:rsid="002937ce"/>
    </style:style>
    <style:style style:name="T72" style:family="text">
      <style:text-properties officeooo:rsid="00326eee"/>
    </style:style>
    <style:style style:name="T73" style:family="text">
      <style:text-properties officeooo:rsid="001dba1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Documento de Especificação de Projeto</text:p>
      <text:p text:style-name="Standard"/>
      <text:p text:style-name="Standard"/>
      <text:p text:style-name="Standard"/>
      <text:p text:style-name="Standard"/>
      <text:p text:style-name="P48">Projeto de Software</text:p>
      <text:p text:style-name="P35">Disciplina Análise e Projeto Orientado à Objetos – Terceiro Semestre</text:p>
      <text:p text:style-name="P35">Bacharelado em Ciência da Computação<text:line-break/>Professor Igor Scaliante Wiese<text:line-break/>UTFPR – Universidade Tecnológica Federal do Paraná – Campus Campo Mourão</text:p>
      <text:p text:style-name="Standard"/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4">Projeto: </text:span><text:span text:style-name="T15">Padaria Pão do Dia</text:span></text:p>
      <text:p text:style-name="P14">Alison Shoiti Asato</text:p>
      <text:p text:style-name="P13"><text:span text:style-name="T4">(</text:span><text:a xlink:type="simple" xlink:href="mailto:asato@hotmail.com.br" text:style-name="Internet_20_link" text:visited-style-name="Visited_20_Internet_20_Link"><text:span text:style-name="T4">asato@hotmail.com.br</text:span></text:a><text:span text:style-name="T4">)</text:span></text:p>
      <text:p text:style-name="P14"/>
      <text:p text:style-name="P14">Everton Fenille Chagas</text:p>
      <text:p text:style-name="P13"><text:span text:style-name="T4">(</text:span><text:a xlink:type="simple" xlink:href="mailto:evertonfenille@live.com" text:style-name="Internet_20_link" text:visited-style-name="Visited_20_Internet_20_Link"><text:span text:style-name="T4">evertonfenille@live.com</text:span></text:a><text:span text:style-name="T4">)</text:span></text:p>
      <text:p text:style-name="P14"/>
      <text:p text:style-name="P14">Yang Soares Candido de Souza</text:p>
      <text:p text:style-name="P14">(yangsouza@gmail.com)</text:p>
      <text:p text:style-name="P36"><text:soft-page-break/></text:p>
      <text:p text:style-name="Standard"/>
      <text:p text:style-name="P52">HISTÓRICO DE REVISÕES</text:p>
      <text:p text:style-name="P5"/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3">Nome da alteração</text:p>
          </table:table-cell>
          <table:table-cell table:style-name="Tabela1.A1" office:value-type="string">
            <text:p text:style-name="P3">Responsável</text:p>
          </table:table-cell>
          <table:table-cell table:style-name="Tabela1.C1" office:value-type="string">
            <text:p text:style-name="P3">Data</text:p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C1" office:value-type="string">
            <text:p text:style-name="P3"/>
          </table:table-cell>
        </table:table-row>
        <table:table-row table:style-name="Tabela1.1">
          <table:table-cell table:style-name="Tabela1.A1" office:value-type="string">
            <text:p text:style-name="P3"/>
          </table:table-cell>
          <table:table-cell table:style-name="Tabela1.A1" office:value-type="string">
            <text:p text:style-name="P3"/>
          </table:table-cell>
          <table:table-cell table:style-name="Tabela1.C1" office:value-type="string">
            <text:p text:style-name="P3"/>
          </table:table-cell>
        </table:table-row>
      </table:table>
      <text:p text:style-name="P5"/>
      <text:p text:style-name="P16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p text:style-name="P18"><text:span text:style-name="T1">Orientação para uso do </text:span><text:span text:style-name="T5">template</text:span><text:span text:style-name="T1">: </text:span></text:p>
      <text:p text:style-name="P17">Instruções de preenchimento estão espalhadas pelas várias seções deste <text:span text:style-name="T6">template</text:span>, em cor <text:span text:style-name="T9">azul</text:span> e envoltas por <text:span text:style-name="T6">tags</text:span> (“&lt;” e “&gt;”). Após ler uma instrução de preenchimento e entender que informação deve ser fornecida, delete a instrução de preenchimento e substitua-a por texto de sua própria autoria, relacionado à seção. A cor <text:span text:style-name="T11">vermelha</text:span> é utilizado como comentário e deverá ser apagada do documento.</text:p>
      <text:p text:style-name="P17">Ao fim da elaboração do documento, atualize seu índice clicando com o botão direito do mouse no mesmo e depois em <text:span text:style-name="T1">Atualizar Campo </text:span>(<text:span text:style-name="T1">Update Field</text:span>).</text:p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Este documento foi estendido da proposta de documentação de especificação funcional elaborada pelo Centro de Inovação de Recife / Qualiti Software Processes / Centro de Estudos e Sistemas Avançados do Recife (C.E.S.A.R) de 2007.</text:p>
      <text:p text:style-name="P97">Índice</text:p>
      <text:table-of-content text:style-name="Sect1" text:name="Sumário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751cm" style:leader-char=" " style:with-tab="false"/>
            <text:index-entry-tab-stop style:type="left" style:position="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251cm" style:leader-char=" " style:with-tab="false"/>
            <text:index-entry-tab-stop style:type="left" style:position="15.981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ulo1"/>
            <text:index-source-style text:style-name="Title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47"><text:a xlink:type="simple" xlink:href="#__RefHeading__9_117254275" text:style-name="Internet_20_link" text:visited-style-name="Visited_20_Internet_20_Link">1. <text:s/>Introdução<text:tab/>5</text:a></text:p>
          <text:p text:style-name="P50"><text:a xlink:type="simple" xlink:href="#__RefHeading__11_117254275" text:style-name="Internet_20_link" text:visited-style-name="Visited_20_Internet_20_Link">1.1 <text:s/>Descrição do sistema<text:tab/>5</text:a></text:p>
          <text:p text:style-name="P50"><text:a xlink:type="simple" xlink:href="#__RefHeading__13_117254275" text:style-name="Internet_20_link" text:visited-style-name="Visited_20_Internet_20_Link">1.2 <text:s/>Objetivo do sistema<text:tab/>5</text:a></text:p>
          <text:p text:style-name="P50"><text:a xlink:type="simple" xlink:href="#__RefHeading__15_117254275" text:style-name="Internet_20_link" text:visited-style-name="Visited_20_Internet_20_Link">1.3 <text:s/>Sistemas Similares<text:tab/>5</text:a></text:p>
          <text:p text:style-name="P50"><text:a xlink:type="simple" xlink:href="#__RefHeading__17_117254275" text:style-name="Internet_20_link" text:visited-style-name="Visited_20_Internet_20_Link">1.4 <text:s/>Convenções, termos e abreviações<text:tab/>5</text:a></text:p>
          <text:p text:style-name="P51"><text:a xlink:type="simple" xlink:href="#__RefHeading__19_117254275" text:style-name="Internet_20_link" text:visited-style-name="Visited_20_Internet_20_Link">1.4.1 Identificação dos casos de uso <text:tab/>5</text:a></text:p>
          <text:p text:style-name="P51"><text:a xlink:type="simple" xlink:href="#__RefHeading__21_117254275" text:style-name="Internet_20_link" text:visited-style-name="Visited_20_Internet_20_Link">1.4.2 Prioridades dos casos de uso<text:tab/>6</text:a></text:p>
          <text:p text:style-name="P47"><text:a xlink:type="simple" xlink:href="#__RefHeading__23_117254275" text:style-name="Internet_20_link" text:visited-style-name="Visited_20_Internet_20_Link">2. <text:s/>Lista de Requisitos <text:tab/>6</text:a></text:p>
          <text:p text:style-name="P50"><text:a xlink:type="simple" xlink:href="#__RefHeading__937_1047580196" text:style-name="Internet_20_link" text:visited-style-name="Visited_20_Internet_20_Link">2.1 <text:s/>Matriz de Rastreabilidade<text:tab/>6</text:a></text:p>
          <text:p text:style-name="P47"><text:a xlink:type="simple" xlink:href="#__RefHeading__939_1047580196" text:style-name="Internet_20_link" text:visited-style-name="Visited_20_Internet_20_Link">3. <text:s/>Atores<text:tab/>6</text:a></text:p>
          <text:p text:style-name="P47"><text:a xlink:type="simple" xlink:href="#__RefHeading__25_117254275" text:style-name="Internet_20_link" text:visited-style-name="Visited_20_Internet_20_Link">4. <text:s/>Casos de Uso<text:tab/>7</text:a></text:p>
          <text:p text:style-name="P51"><text:a xlink:type="simple" xlink:href="#__RefHeading__27_117254275" text:style-name="Internet_20_link" text:visited-style-name="Visited_20_Internet_20_Link"><text:s/>Diagrama de Caso de Uso <text:s/>- <text:s/>&lt;&lt;nome do projeto&gt;&gt;<text:tab/>7</text:a></text:p>
          <text:p text:style-name="P51"><text:a xlink:type="simple" xlink:href="#__RefHeading__29_117254275" text:style-name="Internet_20_link" text:visited-style-name="Visited_20_Internet_20_Link"><text:s/>[UC01] &lt;Incluir ao lado do identificador um nome para o caso de uso&gt;<text:tab/>7</text:a></text:p>
          <text:p text:style-name="P50"><text:a xlink:type="simple" xlink:href="#__RefHeading__31_117254275" text:style-name="Internet_20_link" text:visited-style-name="Visited_20_Internet_20_Link">4.1 <text:s/>Análise textual.<text:tab/>8</text:a></text:p>
          <text:p text:style-name="P47"><text:a xlink:type="simple" xlink:href="#__RefHeading__33_117254275" text:style-name="Internet_20_link" text:visited-style-name="Visited_20_Internet_20_Link">5. <text:s/>Pacotes<text:tab/>8</text:a></text:p>
          <text:p text:style-name="P51"><text:a xlink:type="simple" xlink:href="#__RefHeading__35_117254275" text:style-name="Internet_20_link" text:visited-style-name="Visited_20_Internet_20_Link"><text:s/>Diagrama de Pacote - &lt;&lt;nome do projeto&gt;&gt;<text:tab/>9</text:a></text:p>
          <text:p text:style-name="P51"><text:a xlink:type="simple" xlink:href="#__RefHeading__37_117254275" text:style-name="Internet_20_link" text:visited-style-name="Visited_20_Internet_20_Link"><text:s/>&lt;Nome do Pacote 1&gt;<text:tab/>9</text:a></text:p>
          <text:p text:style-name="P47"><text:a xlink:type="simple" xlink:href="#__RefHeading__39_117254275" text:style-name="Internet_20_link" text:visited-style-name="Visited_20_Internet_20_Link">6. <text:s/>Classes<text:tab/>9</text:a></text:p>
          <text:p text:style-name="P51"><text:a xlink:type="simple" xlink:href="#__RefHeading__41_117254275" text:style-name="Internet_20_link" text:visited-style-name="Visited_20_Internet_20_Link"><text:s/>Diagrama de Classes - &lt;&lt;nome do projeto&gt;&gt;<text:tab/>9</text:a></text:p>
          <text:p text:style-name="P47"><text:a xlink:type="simple" xlink:href="#__RefHeading__43_117254275" text:style-name="Internet_20_link" text:visited-style-name="Visited_20_Internet_20_Link">7. <text:s/>Seqüência<text:tab/>9</text:a></text:p>
          <text:p text:style-name="P51"><text:a xlink:type="simple" xlink:href="#__RefHeading__45_117254275" text:style-name="Internet_20_link" text:visited-style-name="Visited_20_Internet_20_Link"><text:s/>Diagrama de Seqüência - &lt;&lt;código do caso de uso&gt;&gt;<text:tab/>10</text:a></text:p>
          <text:p text:style-name="P47"><text:a xlink:type="simple" xlink:href="#__RefHeading__47_117254275" text:style-name="Internet_20_link" text:visited-style-name="Visited_20_Internet_20_Link">8. <text:s/>Decisões de projeto<text:tab/>10</text:a></text:p>
          <text:p text:style-name="P47"><text:a xlink:type="simple" xlink:href="#__RefHeading__49_117254275" text:style-name="Internet_20_link" text:visited-style-name="Visited_20_Internet_20_Link">9. <text:s/>Referências<text:tab/>10</text:a></text:p>
        </text:index-body>
      </text:table-of-content>
      <text:p text:style-name="P46"/>
      <text:h text:style-name="P79" text:outline-level="1"><text:bookmark-start text:name="__RefHeading__9_117254275"/>Introdução<text:bookmark-end text:name="__RefHeading__9_117254275"/></text:h>
      <text:p text:style-name="P8">&lt;O capítulo de introdução deve apresentar uma descrição do sistema, apontando seu principal objetivo, e uma breve descrição do que será encontrado no documento.&gt;</text:p>
      <text:p text:style-name="P23">Este documento especifica os casos de uso e requisitos não-funcionais (RNFs) do projeto intitulado <text:span text:style-name="T10">Padaria Pão do Dia</text:span>, referente ao projeto final da disciplina de Análise e Projeto Orientado à Objetos, contida no terceiro semestre da matriz curricular do curso de Bacharelado em Ciência da Computação, ministrada pelo professor Ms. Igor Scaliante Wiese. O objetivo do documento é apresentar as soluções elaboradas e discutidas durante o semestre para a construção da análise e do projeto de um software fundamentado nas idéias do paradigma orientado à objetos.</text:p>
      <text:h text:style-name="Heading_20_2" text:outline-level="2"><text:bookmark-start text:name="__RefHeading__11_117254275"/>Descrição do sistema<text:bookmark-end text:name="__RefHeading__11_117254275"/></text:h>
      <text:p text:style-name="P25">Padaria Pão do Dia é um sistema desenvolvido para a gestão de uma panificadora. <text:span text:style-name="T16">Nele você poderá tratar de tudo, como: clientes, fornecedores, funcionários, produtos, estoque, entre outros. </text:span></text:p>
      <text:h text:style-name="Heading_20_2" text:outline-level="2"><text:bookmark-start text:name="__RefHeading__13_117254275"/>Objetivo do sistema<text:bookmark-end text:name="__RefHeading__13_117254275"/></text:h>
      <text:p text:style-name="P24">&lt;substituir por texto da descrição do problema - Máximo de 3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23">A correta interpretação deste documento exige o conhecimento de algumas convenções, termos específicos e abreviações, que são descritos a seguir.</text:p>
      <text:h text:style-name="Heading_20_3" text:outline-level="3"><text:bookmark-start text:name="_Ref53484034"/><text:bookmark-start text:name="__RefHeading__19_117254275"/>Identificação dos <text:bookmark-end text:name="_Ref53484034"/>casos de uso <text:bookmark-end text:name="__RefHeading__19_117254275"/></text:h>
      <text:p text:style-name="P23">Os casos de uso devem ser identificados com um identificador único. A numeração inicia com o identificador [UC01] e prossegue sendo incrementada à medida que forem surgindo novos casos de uso.</text:p>
      <text:p text:style-name="P23">A nomenclatura dos fluxos secundários dos casos de uso é dada por uma sigla e por um número. A sigla deve ser FA para fluxos alternativos e FE para fluxos de erro. O número é um seqüencial que inicia de 01. Um exemplo de fluxo alternativo é [FA01] e um exemplo de fluxo de erro é [FE01]. O número do identificador reinicia a cada caso de uso.</text:p>
      <text:p text:style-name="P2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e o identificador do fluxo. Por exemplo, a descrição de um caso de uso poderia conter o seguinte texto: “Este caso de uso permite que o usuário edite informações avançadas do seu perfil e é disparado quando o usuário clica no botão <text:span text:style-name="T1">Informações</text:span> <text:span text:style-name="T1">Avançadas</text:span> durante seu cadastro, conforme descrito no fluxo alternativo [UC01].[FA02]”.</text:p>
      <text:h text:style-name="Heading_20_3" text:outline-level="3"><text:bookmark-start text:name="_Ref53548227"/><text:bookmark-start text:name="__RefHeading__21_117254275"/>Prioridades dos <text:bookmark-end text:name="_Ref53548227"/>casos de uso<text:bookmark-end text:name="__RefHeading__21_117254275"/></text:h>
      <text:p text:style-name="Standard">A prioridade de cada caso de uso, informada nas seções 3 e 4, pode ser classificada como “essencial”, “importante” e “desejável”, de acordo com a descrição abaixo:</text:p>
      <text:list xml:id="list3808034670564679001" text:style-name="WW8Num3">
        <text:list-item>
          <text:p text:style-name="Com_20_marcadores"><text:soft-page-break/>Um caso de uso <text:span text:style-name="T1">essencial</text:span>, se não for atendido, impede que a aplicação entre em funcionamento. Casos de uso essenciais são imprescindíveis, isto é, têm de ser implementados impreterivelmente.</text:p>
        </text:list-item>
        <text:list-item>
          <text:p text:style-name="Com_20_marcadores">Se um caso de uso <text:span text:style-name="T1">importante</text:span> não for atendido, a aplicação pode até entrar em funcionamento, mas de forma não-satisfatória. Casos de uso importantes deveriam ser implementados, mas, se não forem, não impedirão a implantação e utilização da aplicação.</text:p>
        </text:list-item>
        <text:list-item>
          <text:p text:style-name="Com_20_marcadores">Um caso de <text:span text:style-name="T1">desejável</text:span>, por fim, é aquele cuja ausência de implementação não compromete a operacionalização da aplicação, isto é, a aplicação pode funcionar de forma satisfatória mesmo sem sua implementação. Esses casos de uso podem ser deixados para versões posteriores da solução, caso não haja tempo hábil para implementá-los na versão que está sendo especificada.</text:p>
        </text:list-item>
      </text:list>
      <text:h text:style-name="P80" text:outline-level="1"><text:bookmark-start text:name="__RefHeading__23_117254275"/>Lista de Requisitos <text:bookmark-end text:name="__RefHeading__23_117254275"/></text:h>
      <text:p text:style-name="P31">Abaixo encontra-se a lista de requisitos do projeto.</text:p>
      <text:p text:style-name="P31"><text:tab/><text:span text:style-name="T17">01RF: O sistema deve gerenciar funcionarios &lt;CRUD&gt;</text:span></text:p>
      <text:p text:style-name="P60"><text:tab/><text:span text:style-name="T17">02RF: O sistema deve emitir relatórios de funcionarios &lt;REP&gt;</text:span></text:p>
      <text:p text:style-name="P60"><text:span text:style-name="T19"><text:tab/>0</text:span><text:span text:style-name="T20">3</text:span><text:span text:style-name="T19">RF: O sistema deve emitir relatórios de compras por período &lt;REP&gt;</text:span></text:p>
      <text:p text:style-name="P15"><text:tab/><text:span text:style-name="T17">04</text:span>RF: O sistema deve gerenciar produtos &lt;CRUD<text:span text:style-name="T17">&gt;</text:span></text:p>
      <text:p text:style-name="P15"><text:tab/><text:span text:style-name="T17">05</text:span>RF: O sistema deve gerenciar categorias de produtos &lt;CRUD&gt;</text:p>
      <text:p text:style-name="P54"><text:tab/><text:span text:style-name="T17">06</text:span>RF: O sistema deve gerenciar vendas de produtos &lt;CRUD&gt;</text:p>
      <text:p text:style-name="P54"><text:span text:style-name="T17"><text:tab/>07</text:span>RF: O sistema deve emitir um relatório de produtos &lt;REP&gt;</text:p>
      <text:p text:style-name="P32"><text:tab/><text:span text:style-name="T17">08</text:span>RF: O sistema deve emitir um relatório de vendas &lt;REP&gt;</text:p>
      <text:p text:style-name="P11"/>
      <text:h text:style-name="P80" text:outline-level="1"><text:bookmark-start text:name="__RefHeading__939_1047580196"/>Atores<text:bookmark-end text:name="__RefHeading__939_1047580196"/></text:h>
      <text:p text:style-name="P31">A tabela abaixo descreve brevemente cada ator da aplicação.</text:p>
      <text:p text:style-name="Standard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45">Ator</text:p>
          </table:table-cell>
          <table:table-cell table:style-name="Tabela5.B1" office:value-type="string">
            <text:p text:style-name="P45">Descrição</text:p>
          </table:table-cell>
        </table:table-row>
        <table:table-row table:style-name="Tabela5.1">
          <table:table-cell table:style-name="Tabela5.A4" office:value-type="string">
            <text:p text:style-name="P40">Funcionario</text:p>
          </table:table-cell>
          <table:table-cell table:style-name="Tabela5.B4" office:value-type="string">
            <text:p text:style-name="P39"/>
          </table:table-cell>
        </table:table-row>
        <table:table-row table:style-name="Tabela5.1">
          <table:table-cell table:style-name="Tabela5.A4" office:value-type="string">
            <text:p text:style-name="P40">Gerente</text:p>
          </table:table-cell>
          <table:table-cell table:style-name="Tabela5.B4" office:value-type="string">
            <text:p text:style-name="P39"/>
          </table:table-cell>
        </table:table-row>
        <table:table-row table:style-name="Tabela5.1">
          <table:table-cell table:style-name="Tabela5.A4" office:value-type="string">
            <text:p text:style-name="P39"/>
          </table:table-cell>
          <table:table-cell table:style-name="Tabela5.B4" office:value-type="string">
            <text:p text:style-name="P39"/>
          </table:table-cell>
        </table:table-row>
      </table:table>
      <text:h text:style-name="P80" text:outline-level="1"><text:bookmark-start text:name="__RefHeading__25_117254275"/>Casos de Uso<text:bookmark-end text:name="__RefHeading__25_117254275"/></text:h>
      <text:p text:style-name="P24">&lt;&lt;colocar uma referência bibliográfica explicando o que é um diagrama de caso de uso. Sucinta. Máximo 150 palavras&gt;&gt;</text:p>
      <text:p text:style-name="P37">&lt;Apresente todos os casos de uso da aplicação, cada um em uma subseção, como indicado abaixo. Opcionalmente, você também pode elaborar e expor aqui um Diagrama de Casos de Uso, que exiba visualmente todos os atores e casos de uso da aplicação, além de seus relacionamentos.&gt;</text:p>
      <text:p text:style-name="P44"><text:bookmark-start text:name="__RefHeading__27_117254275"/><text:soft-page-break/>Diagrama de Caso de Uso <text:s/>- <text:s/>&lt;&lt;nome do projeto&gt;&gt;<text:bookmark-end text:name="__RefHeading__27_117254275"/></text:p>
      <text:p text:style-name="P31">Essa seção apresenta todos os requisitos funcionais da aplicação, especificados como casos de uso. </text:p>
      <text:p text:style-name="P11">&lt;Adicionar o caso de uso (figura) completo da aplicação&gt;</text:p>
      <text:p text:style-name="P6"/>
      <text:p text:style-name="P6"/>
      <text:p text:style-name="P6"/>
      <text:p text:style-name="P6"/>
      <text:p text:style-name="P38"><text:span text:style-name="T12">&lt;Repetir a estrutura para cada CASO DE USO.&gt;</text:span><text:span text:style-name="T13"> </text:span></text:p>
      <text:p text:style-name="P43"><text:bookmark-start text:name="RFXX001"/><text:bookmark-start text:name="__RefHeading__29_117254275"/><text:span text:style-name="T7">[UC01</text:span><text:bookmark-end text:name="RFXX001"/><text:span text:style-name="T8">] Gerenciar Funcionarios</text:span><text:bookmark-end text:name="__RefHeading__29_117254275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4">Prioridade: </text:p>
          </table:table-cell>
          <table:table-cell table:style-name="Tabela3.A1" office:value-type="string">
            <text:p text:style-name="P84"><text:span text:style-name="Fonte_20_parág._20_padrão"><text:span text:style-name="T65"></text:span></text:span></text:p>
          </table:table-cell>
          <table:table-cell table:style-name="Tabela3.A1" office:value-type="string">
            <text:p text:style-name="P41">Essencial</text:p>
          </table:table-cell>
          <table:table-cell table:style-name="Tabela3.A1" office:value-type="string">
            <text:p text:style-name="P42"><text:bookmark text:name="__Fieldmark__455_1899005756"/></text:p>
          </table:table-cell>
          <table:table-cell table:style-name="Tabela3.A1" office:value-type="string">
            <text:p text:style-name="P41">Importante</text:p>
          </table:table-cell>
          <table:table-cell table:style-name="Tabela3.A1" office:value-type="string">
            <text:p text:style-name="P42"><text:bookmark text:name="__Fieldmark__463_1899005756"/></text:p>
          </table:table-cell>
          <table:table-cell table:style-name="Tabela3.G1" office:value-type="string">
            <text:p text:style-name="P41">Desejável</text:p>
          </table:table-cell>
        </table:table-row>
        <table:table-row table:style-name="Tabela3.1">
          <table:table-cell table:style-name="Tabela3.A1" office:value-type="string">
            <text:p text:style-name="P4">Ator(es):</text:p>
          </table:table-cell>
          <table:table-cell table:style-name="Tabela3.G1" table:number-columns-spanned="6" office:value-type="string">
            <text:p text:style-name="P85">Funciona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9"/>
      <text:p text:style-name="P108"><text:span text:style-name="Fonte_20_parág._20_padrão"><text:span text:style-name="T58">Descrição: </text:span></text:span><text:span text:style-name="Fonte_20_parág._20_padrão"><text:span text:style-name="T47">Neste caso de uso o funcionário terá opções de inserir, consultar, alterar e/ou excluir funcionários.</text:span></text:span></text:p>
      <text:p text:style-name="P108"><text:span text:style-name="Fonte_20_parág._20_padrão"><text:span text:style-name="T58">Pré-condições: </text:span></text:span><text:span text:style-name="Fonte_20_parág._20_padrão"><text:span text:style-name="T47">O </text:span></text:span><text:span text:style-name="Fonte_20_parág._20_padrão"><text:span text:style-name="T49">funcionário</text:span></text:span><text:span text:style-name="Fonte_20_parág._20_padrão"><text:span text:style-name="T47"> deve ter feito o login no sistema, </text:span></text:span><text:span text:style-name="Fonte_20_parág._20_padrão"><text:span text:style-name="T49">seu cargo deve ser o de gerente.</text:span></text:span></text:p>
      <text:p text:style-name="P129"><text:span text:style-name="Fonte_20_parág._20_padrão"><text:span text:style-name="T58">Pós-condições: </text:span></text:span><text:span text:style-name="Fonte_20_parág._20_padrão"><text:span text:style-name="T62">N</text:span></text:span><text:span text:style-name="Fonte_20_parág._20_padrão"><text:span text:style-name="T61">enhum.</text:span></text:span></text:p>
      <text:p text:style-name="P61"/>
      <text:p text:style-name="P61">Fluxo principal</text:p>
      <text:p text:style-name="P108"><text:span text:style-name="Fonte_20_parág._20_padrão"><text:span text:style-name="T47">1.0 </text:span></text:span><text:span text:style-name="Fonte_20_parág._20_padrão"><text:span text:style-name="T48">Administrador</text:span></text:span><text:span text:style-name="Fonte_20_parág._20_padrão"><text:span text:style-name="T47"> escolhe a operação</text:span></text:span></text:p>
      <text:p text:style-name="P112"><text:tab/><text:span text:style-name="T67">1.</text:span>1.variante “cadastrar”</text:p>
      <text:p text:style-name="P112"><text:tab/><text:span text:style-name="T67">1.</text:span>2.variante “consultar”</text:p>
      <text:p text:style-name="P112"><text:tab/><text:span text:style-name="T67">1.</text:span>3.variante “alterar”</text:p>
      <text:p text:style-name="P112"><text:tab/><text:span text:style-name="T67">1.</text:span>4.variante “excluir”</text:p>
      <text:p text:style-name="P112"/>
      <text:p text:style-name="P64">Fluxos alternativos</text:p>
      <text:p text:style-name="P69">[FA 001]</text:p>
      <text:p text:style-name="P112">Variante 1.1: Inserir</text:p>
      <text:p text:style-name="P112">1.1.1 O <text:span text:style-name="T68">funcionário</text:span> informa os dados do funcionário a ser cadastrado</text:p>
      <text:p text:style-name="P121"/>
      <text:p text:style-name="P121"><text:tab/><text:span text:style-name="T33">[FA 00</text:span><text:span text:style-name="T34">2</text:span><text:span text:style-name="T33">]</text:span></text:p>
      <text:p text:style-name="P112">Variante 1.2: Consultar</text:p>
      <text:p text:style-name="P112">1.2.1. O <text:span text:style-name="T68">funcionário</text:span> seleciona por qual dado será ordenado a lista</text:p>
      <text:p text:style-name="P112">1.2.2. O sistema apresenta uma lista de funcionários ordenada pelo atributo escolhido</text:p>
      <text:p text:style-name="P112">1.2.3. O funcionário seleciona um elemento da listagem</text:p>
      <text:p text:style-name="P112">1.2.4. O sistema apresenta os dados do elemento selecionado.</text:p>
      <text:p text:style-name="P112"/>
      <text:p text:style-name="P72">[FA 00<text:span text:style-name="T69">3</text:span>]</text:p>
      <text:p text:style-name="P112">Variante 1.3 Alterar</text:p>
      <text:p text:style-name="P112">1.3.1 <text:span text:style-name="T18">I</text:span>nclui <text:span text:style-name="T18">variante 1.2</text:span></text:p>
      <text:p text:style-name="P112">1.3.2 O <text:span text:style-name="T68">funcionário</text:span> altera os dados</text:p>
      <text:p text:style-name="P112"><text:soft-page-break/>1.3.3 O sistema confirma a alteração.</text:p>
      <text:p text:style-name="P112"/>
      <text:p text:style-name="P72">[FA 00<text:span text:style-name="T69">4</text:span>]</text:p>
      <text:p text:style-name="P112">Variante 1.4 Excluir</text:p>
      <text:p text:style-name="P112">1.4.1 <text:span text:style-name="T18">I</text:span>nclui variante 1.2</text:p>
      <text:p text:style-name="P112">1.4.2 O <text:span text:style-name="T68">funcionário</text:span> seleciona o campo a ser excluído.</text:p>
      <text:p text:style-name="P112">1.4.3 O sistema confirma a exclusão.</text:p>
      <text:p text:style-name="P107"/>
      <text:p text:style-name="P62">Fluxos de erro</text:p>
      <text:p text:style-name="P69">[FE 001]</text:p>
      <text:p text:style-name="P112">Exceção 1.1.1a Inclusão fere regra de negócio.</text:p>
      <text:p text:style-name="P112">1.1.1a.1 O sistema informa a regra que impede a inclusão.</text:p>
      <text:p text:style-name="P112">1.1.1a.2 Retorna ao passo 1.1.1 informando novos dados.</text:p>
      <text:p text:style-name="P112"/>
      <text:p text:style-name="P72">[FE 00<text:span text:style-name="T69">2</text:span>]</text:p>
      <text:p text:style-name="P112">Exceção 1.3.2a Alteração fere regra de negócio.</text:p>
      <text:p text:style-name="P112">1.3.2.a.1 O sistema informa a regra que impede a alteração.</text:p>
      <text:p text:style-name="P125"><text:span text:style-name="Fonte_20_parág._20_padrão"><text:span text:style-name="T26">1.3.2.a.2 Retorna ao passo 1.3.2 informando novos dados</text:span></text:span><text:span text:style-name="Fonte_20_parág._20_padrão"><text:span text:style-name="T36">.</text:span></text:span></text:p>
      <text:p text:style-name="P68"><text:span text:style-name="T14"/></text:p>
      <text:p text:style-name="P113"/>
      <text:p text:style-name="P81"><text:bookmark-start text:name="RFXX0011"/><text:span text:style-name="Fonte_20_parág._20_padrão"><text:span text:style-name="T35">[UC0</text:span></text:span><text:span text:style-name="Fonte_20_parág._20_padrão"><text:span text:style-name="T39">2</text:span></text:span><text:span text:style-name="Fonte_20_parág._20_padrão"><text:span text:style-name="T35">] </text:span></text:span><text:bookmark-end text:name="RFXX0011"/><text:span text:style-name="Fonte_20_parág._20_padrão"><text:span text:style-name="T37">Realizar Vend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55">Prioridade:</text:p>
          </table:table-cell>
          <table:table-cell table:style-name="Table1.A1" office:value-type="string">
            <text:p text:style-name="P95"><text:span text:style-name="Fonte_20_parág._20_padrão"><text:span text:style-name="T63"></text:span></text:span></text:p>
          </table:table-cell>
          <table:table-cell table:style-name="Table1.A1" office:value-type="string">
            <text:p text:style-name="P86">Essencial</text:p>
          </table:table-cell>
          <table:table-cell table:style-name="Table1.A1" office:value-type="string">
            <text:p text:style-name="P89"><text:bookmark text:name="__Fieldmark__455_18990057561"/></text:p>
          </table:table-cell>
          <table:table-cell table:style-name="Table1.A1" office:value-type="string">
            <text:p text:style-name="P86">Importante</text:p>
          </table:table-cell>
          <table:table-cell table:style-name="Table1.A1" office:value-type="string">
            <text:p text:style-name="P89"><text:bookmark text:name="__Fieldmark__463_18990057561"/></text:p>
          </table:table-cell>
          <table:table-cell table:style-name="Table1.G1" office:value-type="string">
            <text:p text:style-name="P86">Desejável</text:p>
          </table:table-cell>
        </table:table-row>
        <table:table-row>
          <table:table-cell table:style-name="Table1.A1" office:value-type="string">
            <text:p text:style-name="P55">Ator(es):</text:p>
          </table:table-cell>
          <table:table-cell table:style-name="Table1.G1" table:number-columns-spanned="6" office:value-type="string">
            <text:p text:style-name="P92">Funcion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1"/>
      <text:p text:style-name="P117">Realizar Venda</text:p>
      <text:p text:style-name="P109"><text:span text:style-name="Fonte_20_parág._20_padrão"><text:span text:style-name="T57">Descrição</text:span></text:span><text:span text:style-name="Fonte_20_parág._20_padrão"><text:span text:style-name="T47">: </text:span></text:span><text:span text:style-name="Fonte_20_parág._20_padrão"><text:span text:style-name="T50">O </text:span></text:span><text:span text:style-name="Fonte_20_parág._20_padrão"><text:span text:style-name="T47">caso de uso </text:span></text:span><text:span text:style-name="Fonte_20_parág._20_padrão"><text:span text:style-name="T50">realizará</text:span></text:span><text:span text:style-name="Fonte_20_parág._20_padrão"><text:span text:style-name="T47"> uma venda, onde o sistema irá apresentar as informações do produto requisitado e o funcionário irá especificar as informações necessárias para a confirmação da venda, por fim atualiza</text:span></text:span><text:span text:style-name="Fonte_20_parág._20_padrão"><text:span text:style-name="T50">rá</text:span></text:span><text:span text:style-name="Fonte_20_parág._20_padrão"><text:span text:style-name="T47"> </text:span></text:span><text:span text:style-name="Fonte_20_parág._20_padrão"><text:span text:style-name="T50">o</text:span></text:span><text:span text:style-name="Fonte_20_parág._20_padrão"><text:span text:style-name="T47"> estoque.</text:span></text:span></text:p>
      <text:p text:style-name="P109"><text:span text:style-name="Fonte_20_parág._20_padrão"><text:span text:style-name="T57">Pré-condições:</text:span></text:span><text:span text:style-name="Fonte_20_parág._20_padrão"><text:span text:style-name="T47"> Antes da venda, será necessário uma busca do produto no sistema </text:span></text:span><text:span text:style-name="Fonte_20_parág._20_padrão"><text:span text:style-name="T50">para saber a disponibilidade r</text:span></text:span><text:span text:style-name="Fonte_20_parág._20_padrão"><text:span text:style-name="T47">ealiza</text:span></text:span><text:span text:style-name="Fonte_20_parág._20_padrão"><text:span text:style-name="T50">ndo</text:span></text:span><text:span text:style-name="Fonte_20_parág._20_padrão"><text:span text:style-name="T47"> a venda.</text:span></text:span></text:p>
      <text:p text:style-name="P109"><text:span text:style-name="Fonte_20_parág._20_padrão"><text:span text:style-name="T57">Pós-condições</text:span></text:span><text:span text:style-name="Fonte_20_parág._20_padrão"><text:span text:style-name="T47">: O estoque de produtos será atualizado.</text:span></text:span></text:p>
      <text:p text:style-name="P123"><text:span text:style-name="T35"/></text:p>
      <text:p text:style-name="P123"><text:span text:style-name="T35">Fluxo Principal: </text:span><text:span text:style-name="Fonte_20_parág._20_padrão"><text:span text:style-name="T27"><text:s/></text:span></text:span></text:p>
      <text:p text:style-name="P123"><text:span text:style-name="Fonte_20_parág._20_padrão"><text:span text:style-name="T28">1.</text:span></text:span><text:span text:style-name="Fonte_20_parág._20_padrão"><text:span text:style-name="T27">O funcionário </text:span></text:span><text:span text:style-name="Fonte_20_parág._20_padrão"><text:span text:style-name="T31">faz</text:span></text:span><text:span text:style-name="Fonte_20_parág._20_padrão"><text:span text:style-name="T28"> um pedido</text:span></text:span></text:p>
      <text:p text:style-name="P123"><text:span text:style-name="Fonte_20_parág._20_padrão"><text:span text:style-name="T28">2.O sistema </text:span></text:span><text:span text:style-name="Fonte_20_parág._20_padrão"><text:span text:style-name="T29">retorna </text:span></text:span><text:span text:style-name="Fonte_20_parág._20_padrão"><text:span text:style-name="T28">os dados do cliente.</text:span></text:span></text:p>
      <text:p text:style-name="P123"><text:span text:style-name="Fonte_20_parág._20_padrão"><text:span text:style-name="T28">3.O funcionário digita os itens do pedido.</text:span></text:span></text:p>
      <text:p text:style-name="P123"><text:span text:style-name="Fonte_20_parág._20_padrão"><text:span text:style-name="T28"><text:tab/></text:span></text:span><text:span text:style-name="Fonte_20_parág._20_padrão"><text:span text:style-name="T26">Exceção 3.1: <text:s/>Produto inexistente</text:span></text:span></text:p>
      <text:p text:style-name="P123"><text:span text:style-name="Fonte_20_parág._20_padrão"><text:span text:style-name="T28">4.</text:span></text:span><text:span text:style-name="Fonte_20_parág._20_padrão"><text:span text:style-name="T27">O sistema confirma a quantidade e disponibilidade dos itens do pedido</text:span></text:span></text:p>
      <text:p text:style-name="P123"><text:span text:style-name="Fonte_20_parág._20_padrão"><text:span text:style-name="T28">5.</text:span></text:span><text:span text:style-name="Fonte_20_parág._20_padrão"><text:span text:style-name="T27">O funcionário</text:span></text:span><text:span text:style-name="Fonte_20_parág._20_padrão"><text:span text:style-name="T29"> decide se</text:span></text:span><text:span text:style-name="Fonte_20_parág._20_padrão"><text:span text:style-name="T27"> confirma,</text:span></text:span><text:span text:style-name="Fonte_20_parág._20_padrão"><text:span text:style-name="T29"> altera ou exclui o pedido.</text:span></text:span></text:p>
      <text:p text:style-name="P123"><text:span text:style-name="Fonte_20_parág._20_padrão"><text:span text:style-name="T29"><text:tab/>Variante 5.1: alterar pedido</text:span></text:span></text:p>
      <text:p text:style-name="P123"><text:span text:style-name="Fonte_20_parág._20_padrão"><text:span text:style-name="T29"><text:tab/>Variante 5.2: excluir pedido</text:span></text:span></text:p>
      <text:p text:style-name="P123"><text:span text:style-name="Fonte_20_parág._20_padrão"><text:span text:style-name="T29">6. O sistema confirma a venda, </text:span></text:span><text:span text:style-name="Fonte_20_parág._20_padrão"><text:span text:style-name="T26">altera o estoque</text:span></text:span><text:span text:style-name="Fonte_20_parág._20_padrão"><text:span text:style-name="T29">.</text:span></text:span></text:p>
      <text:p text:style-name="P123"><text:span text:style-name="Fonte_20_parág._20_padrão"><text:span text:style-name="T26"/></text:span></text:p>
      <text:p text:style-name="P63">Fluxos alternativos</text:p>
      <text:p text:style-name="P70">[FA 00<text:span text:style-name="T70">1</text:span>]</text:p>
      <text:p text:style-name="P70"/>
      <text:p text:style-name="P123"><text:soft-page-break/><text:span text:style-name="Fonte_20_parág._20_padrão"><text:span text:style-name="T28">Variante </text:span></text:span><text:span text:style-name="Fonte_20_parág._20_padrão"><text:span text:style-name="T29">5.1: alterar pedido</text:span></text:span></text:p>
      <text:p text:style-name="P123"><text:span text:style-name="Fonte_20_parág._20_padrão"><text:span text:style-name="T29">5.1.1. O funcionário altera produtos no pedido</text:span></text:span></text:p>
      <text:p text:style-name="P123"><text:span text:style-name="Fonte_20_parág._20_padrão"><text:span text:style-name="T29">5.1.2 </text:span></text:span><text:span text:style-name="Fonte_20_parág._20_padrão"><text:span text:style-name="T27">O </text:span></text:span><text:span text:style-name="Fonte_20_parág._20_padrão"><text:span text:style-name="T29">retorna ao passo 4</text:span></text:span></text:p>
      <text:p text:style-name="P65"/>
      <text:p text:style-name="P75"><text:span text:style-name="Fonte_20_parág._20_padrão"><text:span text:style-name="T45">[FA 00</text:span></text:span><text:span text:style-name="Fonte_20_parág._20_padrão"><text:span text:style-name="T46">2</text:span></text:span><text:span text:style-name="Fonte_20_parág._20_padrão"><text:span text:style-name="T45">]</text:span></text:span></text:p>
      <text:p text:style-name="P123"><text:span text:style-name="Fonte_20_parág._20_padrão"><text:span text:style-name="T29"/></text:span></text:p>
      <text:p text:style-name="P123"><text:span text:style-name="Fonte_20_parág._20_padrão"><text:span text:style-name="T26">Variante 5.2: Excluir pedido</text:span></text:span></text:p>
      <text:p text:style-name="P123"><text:span text:style-name="Fonte_20_parág._20_padrão"><text:span text:style-name="T26">5.2.1 O funcionário deleta o pedido.</text:span></text:span></text:p>
      <text:p text:style-name="P123"><text:span text:style-name="Fonte_20_parág._20_padrão"><text:span text:style-name="T26">5.2.2 O sistema finaliza o pedido e volta a tela principal</text:span></text:span></text:p>
      <text:p text:style-name="P104"/>
      <text:p text:style-name="P65">Fluxos de erro</text:p>
      <text:p text:style-name="P76"><text:span text:style-name="Fonte_20_parág._20_padrão"><text:span text:style-name="T53"/></text:span></text:p>
      <text:p text:style-name="P76"><text:span text:style-name="Fonte_20_parág._20_padrão"><text:span text:style-name="T53">[FE 001]</text:span></text:span></text:p>
      <text:p text:style-name="P75"><text:span text:style-name="Fonte_20_parág._20_padrão"><text:span text:style-name="T38"/></text:span></text:p>
      <text:p text:style-name="P123"><text:span text:style-name="Fonte_20_parág._20_padrão"><text:span text:style-name="T26">Exceção </text:span></text:span><text:span text:style-name="Fonte_20_parág._20_padrão"><text:span text:style-name="T32">1</text:span></text:span><text:span text:style-name="Fonte_20_parág._20_padrão"><text:span text:style-name="T26">.1: <text:s/>Produto inexistente</text:span></text:span></text:p>
      <text:p text:style-name="P123"><text:span text:style-name="Fonte_20_parág._20_padrão"><text:span text:style-name="T32">1</text:span></text:span><text:span text:style-name="Fonte_20_parág._20_padrão"><text:span text:style-name="T26">.1a.1 O sistema informa que o produto é inexistente</text:span></text:span></text:p>
      <text:p text:style-name="P128"><text:span text:style-name="Fonte_20_parág._20_padrão"><text:span text:style-name="T23">1</text:span></text:span><text:span text:style-name="Fonte_20_parág._20_padrão"><text:span text:style-name="T22">.1a.2 Retorna ao passo 3</text:span></text:span></text:p>
      <text:p text:style-name="P128"><text:span text:style-name="Fonte_20_parág._20_padrão"><text:span text:style-name="T22"/></text:span></text:p>
      <text:p text:style-name="P124"><text:span text:style-name="Fonte_20_parág._20_padrão"><text:span text:style-name="T27"/></text:span></text:p>
      <text:p text:style-name="P82"><text:bookmark-start text:name="RFXX0012"/><text:span text:style-name="Fonte_20_parág._20_padrão"><text:span text:style-name="T35">[UC0</text:span></text:span><text:span text:style-name="Fonte_20_parág._20_padrão"><text:span text:style-name="T40">3</text:span></text:span><text:span text:style-name="Fonte_20_parág._20_padrão"><text:span text:style-name="T35">]</text:span></text:span><text:bookmark-end text:name="RFXX0012"/><text:span text:style-name="Fonte_20_parág._20_padrão"><text:span text:style-name="T37">Cancelar Vend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6">Prioridade:</text:p>
          </table:table-cell>
          <table:table-cell table:style-name="Table2.A1" office:value-type="string">
            <text:p text:style-name="P95"><text:span text:style-name="Fonte_20_parág._20_padrão"><text:span text:style-name="T64"></text:span></text:span></text:p>
          </table:table-cell>
          <table:table-cell table:style-name="Table2.A1" office:value-type="string">
            <text:p text:style-name="P87">Essencial</text:p>
          </table:table-cell>
          <table:table-cell table:style-name="Table2.A1" office:value-type="string">
            <text:p text:style-name="P90"><text:bookmark text:name="__Fieldmark__455_18990057562"/></text:p>
          </table:table-cell>
          <table:table-cell table:style-name="Table2.A1" office:value-type="string">
            <text:p text:style-name="P87">Importante</text:p>
          </table:table-cell>
          <table:table-cell table:style-name="Table2.A1" office:value-type="string">
            <text:p text:style-name="P90"><text:bookmark text:name="__Fieldmark__463_18990057562"/></text:p>
          </table:table-cell>
          <table:table-cell table:style-name="Table2.G1" office:value-type="string">
            <text:p text:style-name="P87">Desejável</text:p>
          </table:table-cell>
        </table:table-row>
        <table:table-row>
          <table:table-cell table:style-name="Table2.A1" office:value-type="string">
            <text:p text:style-name="P56">Ator(es):</text:p>
          </table:table-cell>
          <table:table-cell table:style-name="Table2.G1" table:number-columns-spanned="6" office:value-type="string">
            <text:p text:style-name="P93">Funcion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2"/>
      <text:p text:style-name="P118">Cancelar Venda</text:p>
      <text:p text:style-name="P110"><text:span text:style-name="Fonte_20_parág._20_padrão"><text:span text:style-name="T57">Descrição:</text:span></text:span><text:span text:style-name="Fonte_20_parág._20_padrão"><text:span text:style-name="T47"> </text:span></text:span><text:span text:style-name="Fonte_20_parág._20_padrão"><text:span text:style-name="T51">O </text:span></text:span><text:span text:style-name="Fonte_20_parág._20_padrão"><text:span text:style-name="T47">caso de uso haverá o cancelamento de uma venda que já está </text:span></text:span><text:span text:style-name="Fonte_20_parág._20_padrão"><text:span text:style-name="T52">finalizada</text:span></text:span><text:span text:style-name="Fonte_20_parág._20_padrão"><text:span text:style-name="T47">, assim como a realização da venda será necessário que o sistema apresente informações do produto em questão através da busca que o funcionário realizará. Caso haja cancelamento será incluído no caso de uso a atualização do estoque.</text:span></text:span></text:p>
      <text:p text:style-name="P110"><text:span text:style-name="Fonte_20_parág._20_padrão"><text:span text:style-name="T57">Pré-condições:</text:span></text:span><text:span text:style-name="Fonte_20_parág._20_padrão"><text:span text:style-name="T47"> Será necessário que o funcionário realize uma busca de um produto que esteja em processo de venda para que possa ser feito o cancelamento da venda.</text:span></text:span></text:p>
      <text:p text:style-name="P110"><text:span text:style-name="Fonte_20_parág._20_padrão"><text:span text:style-name="T57">Pós-condições:</text:span></text:span><text:span text:style-name="Fonte_20_parág._20_padrão"><text:span text:style-name="T47"> Após o cancelamento da venda o estoque irá ser atualizado.</text:span></text:span></text:p>
      <text:p text:style-name="P118">Fluxo Principal: </text:p>
      <text:p text:style-name="P115">1. O funcionário informa a NF a ser cancelada</text:p>
      <text:p text:style-name="P115"><text:tab/>Exceção 1 : NF inválida</text:p>
      <text:p text:style-name="P115">2. O sistema retorna a NF com os produtos.</text:p>
      <text:p text:style-name="P115">3. O funcionário descreve o motivo do cancelamento.</text:p>
      <text:p text:style-name="P115"><text:tab/>Exceção 3: Não tem motivo descrito<text:tab/></text:p>
      <text:p text:style-name="P115">4. O sistema grava a informação descrita.</text:p>
      <text:p text:style-name="P115">5. O funcionário da entrada nas mercadorias que consta na NF.</text:p>
      <text:p text:style-name="P115"><text:tab/><text:span text:style-name="T71">Exceção 5: Mercadorias inválidas</text:span></text:p>
      <text:p text:style-name="P115">6. O sistema atualiza o estoque.</text:p>
      <text:p text:style-name="P120"/>
      <text:p text:style-name="P66">Fluxos de erro</text:p>
      <text:p text:style-name="P71">[FE 00<text:span text:style-name="T70">1</text:span>]</text:p>
      <text:p text:style-name="P115">Exceção 1 : NF inválida</text:p>
      <text:p text:style-name="P115"><text:soft-page-break/>1.a.1 O funcionário informa uma NF inexistente.</text:p>
      <text:p text:style-name="P115">1.a.2 O sistema informa que a NF não existe.</text:p>
      <text:p text:style-name="P115">1.a.3 Retorna ao passo 1.</text:p>
      <text:p text:style-name="P115"/>
      <text:p text:style-name="P74"><text:span text:style-name="T2">[FE 00</text:span><text:span text:style-name="T3">2</text:span><text:span text:style-name="T2">]</text:span></text:p>
      <text:p text:style-name="P115">Exceção 3: Não tem motivo descrito</text:p>
      <text:p text:style-name="P115">3.a.<text:span text:style-name="T71">1 O funcionário não descreve um motivo para devolução.</text:span></text:p>
      <text:p text:style-name="P116">3.a.2 O sistema informa que é obrigatio informar o motivo.</text:p>
      <text:p text:style-name="P116">3.a.3 retrorna ao passo 3.</text:p>
      <text:p text:style-name="P116"/>
      <text:p text:style-name="P73">[FE 00<text:span text:style-name="T70">3</text:span>]</text:p>
      <text:p text:style-name="P116">Exceção 5: Mercadorias inválidas</text:p>
      <text:p text:style-name="P116">5.a.1 O funcionário da entrada em uma mercadoria que não consta na NF a ser cancelada</text:p>
      <text:p text:style-name="P116">5.a.2 O sistema informa que o produto não existe na NF.</text:p>
      <text:p text:style-name="P116">5.a.3 retorna ao passo 5.</text:p>
      <text:p text:style-name="P119"><text:span text:style-name="Fonte_20_parág._20_padrão"><text:span text:style-name="T60"/></text:span></text:p>
      <text:p text:style-name="P59"><text:span text:style-name="Fonte_20_parág._20_padrão"><text:span text:style-name="T54"/></text:span></text:p>
      <text:p text:style-name="P83"><text:bookmark-start text:name="RFXX0014"/><text:span text:style-name="Fonte_20_parág._20_padrão"><text:span text:style-name="T35">[UC0</text:span></text:span><text:span text:style-name="Fonte_20_parág._20_padrão"><text:span text:style-name="T44">4</text:span></text:span><text:span text:style-name="Fonte_20_parág._20_padrão"><text:span text:style-name="T35">] </text:span></text:span><text:bookmark-end text:name="RFXX0014"/><text:span text:style-name="Fonte_20_parág._20_padrão"><text:span text:style-name="T42">G</text:span></text:span><text:span text:style-name="Fonte_20_parág._20_padrão"><text:span text:style-name="T35">erenciar </text:span></text:span><text:span text:style-name="Fonte_20_parág._20_padrão"><text:span text:style-name="T42">P</text:span></text:span><text:span text:style-name="Fonte_20_parág._20_padrão"><text:span text:style-name="T43">rodutos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P57">Prioridade:</text:p>
          </table:table-cell>
          <table:table-cell table:style-name="Table5.A1" office:value-type="string">
            <text:p text:style-name="P96"><text:span text:style-name="Fonte_20_parág._20_padrão"><text:span text:style-name="T63"></text:span></text:span></text:p>
          </table:table-cell>
          <table:table-cell table:style-name="Table5.A1" office:value-type="string">
            <text:p text:style-name="P88">Essencial</text:p>
          </table:table-cell>
          <table:table-cell table:style-name="Table5.A1" office:value-type="string">
            <text:p text:style-name="P91"><text:bookmark text:name="__Fieldmark__455_18990057564"/></text:p>
          </table:table-cell>
          <table:table-cell table:style-name="Table5.A1" office:value-type="string">
            <text:p text:style-name="P88">Importante</text:p>
          </table:table-cell>
          <table:table-cell table:style-name="Table5.A1" office:value-type="string">
            <text:p text:style-name="P91"><text:bookmark text:name="__Fieldmark__463_18990057564"/></text:p>
          </table:table-cell>
          <table:table-cell table:style-name="Table5.G1" office:value-type="string">
            <text:p text:style-name="P88">Desejável</text:p>
          </table:table-cell>
        </table:table-row>
        <table:table-row>
          <table:table-cell table:style-name="Table5.A1" office:value-type="string">
            <text:p text:style-name="P57">Ator(es):</text:p>
          </table:table-cell>
          <table:table-cell table:style-name="Table5.G1" table:number-columns-spanned="6" office:value-type="string">
            <text:p text:style-name="P94">Funcionár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3"/>
      <text:p text:style-name="P58">Gerenciar <text:span text:style-name="T72">Produtos</text:span> CRUD</text:p>
      <text:p text:style-name="P111"><text:span text:style-name="Fonte_20_parág._20_padrão"><text:span text:style-name="T58">Descrição:</text:span></text:span><text:span text:style-name="Fonte_20_parág._20_padrão"><text:span text:style-name="T47"> </text:span></text:span><text:span text:style-name="Fonte_20_parág._20_padrão"><text:span text:style-name="T56">O </text:span></text:span><text:span text:style-name="Fonte_20_parág._20_padrão"><text:span text:style-name="T47">caso de uso o funcionário com cargo de gerente terá opções de inserir, consultar, alterar e/ou excluir </text:span></text:span><text:span text:style-name="Fonte_20_parág._20_padrão"><text:span text:style-name="T55">produtos.</text:span></text:span></text:p>
      <text:p text:style-name="P111"><text:span text:style-name="Fonte_20_parág._20_padrão"><text:span text:style-name="T58">Pré-condições: </text:span></text:span><text:span text:style-name="Fonte_20_parág._20_padrão"><text:span text:style-name="T47">O </text:span></text:span><text:span text:style-name="Fonte_20_parág._20_padrão"><text:span text:style-name="T55">funcionário </text:span></text:span><text:span text:style-name="Fonte_20_parág._20_padrão"><text:span text:style-name="T47">deve ter feito o login no sistema.</text:span></text:span></text:p>
      <text:p text:style-name="P111"><text:span text:style-name="Fonte_20_parág._20_padrão"><text:span text:style-name="T58">Pós-condições: </text:span></text:span><text:span text:style-name="Fonte_20_parág._20_padrão"><text:span text:style-name="T56">Nenh</text:span></text:span><text:span text:style-name="Fonte_20_parág._20_padrão"><text:span text:style-name="T47">um.</text:span></text:span></text:p>
      <text:p text:style-name="P130"/>
      <text:p text:style-name="P111"><text:span text:style-name="Fonte_20_parág._20_padrão"><text:span text:style-name="T58">Fluxo principal</text:span></text:span></text:p>
      <text:p text:style-name="P111"><text:span text:style-name="Fonte_20_parág._20_padrão"><text:span text:style-name="T47">1.0 funcionário escolhe a operação</text:span></text:span></text:p>
      <text:p text:style-name="P114"><text:tab/><text:span text:style-name="T67">1.</text:span>1.variante “cadastrar”</text:p>
      <text:p text:style-name="P114"><text:tab/><text:span text:style-name="T67">1.</text:span>2.variante “consultar”</text:p>
      <text:p text:style-name="P114"><text:tab/><text:span text:style-name="T67">1.</text:span>3.variante “alterar”</text:p>
      <text:p text:style-name="P114"><text:tab/><text:span text:style-name="T67">1.</text:span>4.variante “excluir”</text:p>
      <text:p text:style-name="P122"><text:span text:style-name="Fonte_20_parág._20_padrão"><text:span text:style-name="T25"/></text:span></text:p>
      <text:p text:style-name="P67">Fluxos alternativos</text:p>
      <text:p text:style-name="P77"><text:span text:style-name="Fonte_20_parág._20_padrão"><text:span text:style-name="T35"/></text:span></text:p>
      <text:p text:style-name="P77"><text:span text:style-name="Fonte_20_parág._20_padrão"><text:span text:style-name="T35">[FA 001]</text:span></text:span></text:p>
      <text:p text:style-name="P114">Variante 1.1: Inserir</text:p>
      <text:p text:style-name="P122"><text:span text:style-name="T35">1.1.1 O </text:span><text:span text:style-name="Fonte_20_parág._20_padrão"><text:span text:style-name="T35">funcionário</text:span></text:span><text:span text:style-name="T35"> informa os dados do </text:span><text:span text:style-name="T43">produto</text:span><text:span text:style-name="T35"> a ser cadastrado</text:span></text:p>
      <text:p text:style-name="P114"/>
      <text:p text:style-name="P77"><text:span text:style-name="Fonte_20_parág._20_padrão"><text:span text:style-name="T35">[FA 00</text:span></text:span><text:span text:style-name="Fonte_20_parág._20_padrão"><text:span text:style-name="T42">2</text:span></text:span><text:span text:style-name="Fonte_20_parág._20_padrão"><text:span text:style-name="T35">]</text:span></text:span></text:p>
      <text:p text:style-name="P114">Variante 1.2: Consultar</text:p>
      <text:p text:style-name="P114">1.2.1 O funcionário seleciona por qual dado será ordenado a lista</text:p>
      <text:p text:style-name="P114">1.2.2 O sistema apresenta uma lista de <text:span text:style-name="T72">produto</text:span> ordenada pelo atributo escolhido</text:p>
      <text:p text:style-name="P114">1.2.3 O funcionário seleciona um elemento da listagem</text:p>
      <text:p text:style-name="P114"><text:soft-page-break/>1.2.4 O sistema apresenta os dados do elemento selecionado.</text:p>
      <text:p text:style-name="P114"/>
      <text:p text:style-name="P77"><text:span text:style-name="Fonte_20_parág._20_padrão"><text:span text:style-name="T35">[FA 00</text:span></text:span><text:span text:style-name="Fonte_20_parág._20_padrão"><text:span text:style-name="T42">3</text:span></text:span><text:span text:style-name="Fonte_20_parág._20_padrão"><text:span text:style-name="T35">]</text:span></text:span></text:p>
      <text:p text:style-name="P114">Variante 1.3 Alterar</text:p>
      <text:p text:style-name="P114">1.3.1 <text:span text:style-name="T73">I</text:span>nclui Variante 1.2</text:p>
      <text:p text:style-name="P114">1.3.2 O funcionário altera os dados</text:p>
      <text:p text:style-name="P114">1.3.3 O sistema confirma a alteração.</text:p>
      <text:p text:style-name="P114"/>
      <text:p text:style-name="P77"><text:span text:style-name="Fonte_20_parág._20_padrão"><text:span text:style-name="T35">[FA 00</text:span></text:span><text:span text:style-name="Fonte_20_parág._20_padrão"><text:span text:style-name="T42">4</text:span></text:span><text:span text:style-name="Fonte_20_parág._20_padrão"><text:span text:style-name="T35">]</text:span></text:span></text:p>
      <text:p text:style-name="P114">Variante 1.4 Excluir</text:p>
      <text:p text:style-name="P114">1.4.1 <text:span text:style-name="T73">I</text:span>nclui variante 1.2</text:p>
      <text:p text:style-name="P114">1.4.2 O funcionário seleciona o campo a ser excluído.</text:p>
      <text:p text:style-name="P127"><text:span text:style-name="Fonte_20_parág._20_padrão"><text:span text:style-name="T25">1.4.3 O sistema confirma a exclusão.</text:span></text:span></text:p>
      <text:p text:style-name="P127"><text:span text:style-name="Fonte_20_parág._20_padrão"><text:span text:style-name="T25"/></text:span></text:p>
      <text:p text:style-name="P67">Fluxos de erro</text:p>
      <text:p text:style-name="P67"/>
      <text:p text:style-name="P77"><text:span text:style-name="Fonte_20_parág._20_padrão"><text:span text:style-name="T35">[FE 001]</text:span></text:span></text:p>
      <text:p text:style-name="P114">Exceção 1.1.1a Inclusão fere regra de negócio.</text:p>
      <text:p text:style-name="P114">1.1.1a.1 O sistema informa a regra que impede a inclusão.</text:p>
      <text:p text:style-name="P114">1.1.1a.2 Retorna ao passo 1.1.1 informando novos dados.</text:p>
      <text:p text:style-name="P114"/>
      <text:p text:style-name="P77"><text:span text:style-name="Fonte_20_parág._20_padrão"><text:span text:style-name="T35">[FE 00</text:span></text:span><text:span text:style-name="Fonte_20_parág._20_padrão"><text:span text:style-name="T42">2</text:span></text:span><text:span text:style-name="Fonte_20_parág._20_padrão"><text:span text:style-name="T35">]</text:span></text:span></text:p>
      <text:p text:style-name="P114">Exceção 1.3.2a Alteração fere regra de negócio.</text:p>
      <text:p text:style-name="P114">1.3.2.a.1 O sistema informa a regra que impede a alteração.</text:p>
      <text:p text:style-name="P127"><text:span text:style-name="Fonte_20_parág._20_padrão"><text:span text:style-name="T27">1.3.2.a.2 Retorna ao passo 1.3.2 informando novos dados.</text:span></text:span></text:p>
      <text:h text:style-name="Heading_20_2" text:outline-level="2"><text:bookmark-start text:name="__RefHeading__31_117254275"/>Análise textual.<text:bookmark-end text:name="__RefHeading__31_117254275"/></text:h>
      <text:p text:style-name="P24">&lt;&lt;colocar uma referência bibliográfica explicando o que é uma análise textual. Sucinta. Máximo 150 palavras&gt;&gt;</text:p>
      <text:p text:style-name="P29">Apresente a análise textual. Esta tabela o ajudará no diagrama de classes.</text:p>
      <text:p text:style-name="P23">A tabela abaixo descreve quais <text:s/>cada ator da aplicação.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45">Identificador</text:p>
            <text:p text:style-name="Table_20_header"><text:s/>do Caso de Uso</text:p>
          </table:table-cell>
          <table:table-cell table:style-name="Tabela4.A1" office:value-type="string">
            <text:p text:style-name="P45">Substantivos encontrados</text:p>
          </table:table-cell>
          <table:table-cell table:style-name="Tabela4.C1" office:value-type="string">
            <text:p text:style-name="P45">Verbos Encontrados</text:p>
          </table:table-cell>
        </table:table-row>
        <table:table-row table:style-name="Tabela4.1">
          <table:table-cell table:style-name="Tabela4.A4" office:value-type="string">
            <text:p text:style-name="P105">Gerenciar Funcionarios</text:p>
          </table:table-cell>
          <table:table-cell table:style-name="Tabela4.B4" office:value-type="string">
            <text:p text:style-name="P106"/>
          </table:table-cell>
          <table:table-cell table:style-name="Tabela4.C4" office:value-type="string">
            <text:p text:style-name="P39">&lt;coloque os verbos <text:s/>encontrados no caso de uso, separe-os por vírgula&gt;</text:p>
          </table:table-cell>
        </table:table-row>
        <table:table-row table:style-name="Tabela4.1">
          <table:table-cell table:style-name="Tabela4.A4" office:value-type="string">
            <text:p text:style-name="P105">Gerenciar Produtos</text:p>
          </table:table-cell>
          <table:table-cell table:style-name="Tabela4.B4" office:value-type="string">
            <text:p text:style-name="P39"/>
          </table:table-cell>
          <table:table-cell table:style-name="Tabela4.C4" office:value-type="string">
            <text:p text:style-name="P39"/>
          </table:table-cell>
        </table:table-row>
        <table:table-row table:style-name="Tabela4.1">
          <table:table-cell table:style-name="Tabela4.A4" office:value-type="string">
            <text:p text:style-name="P106">Realizar Vendas</text:p>
          </table:table-cell>
          <table:table-cell table:style-name="Tabela4.B4" office:value-type="string">
            <text:p text:style-name="P39"/>
          </table:table-cell>
          <table:table-cell table:style-name="Tabela4.C4" office:value-type="string">
            <text:p text:style-name="P39"/>
          </table:table-cell>
        </table:table-row>
      </table:table>
      <text:p text:style-name="Standard"/>
      <text:h text:style-name="Heading_20_1" text:outline-level="1"><text:bookmark-start text:name="__RefHeading__33_117254275"/>Pacotes<text:bookmark-end text:name="__RefHeading__33_117254275"/></text:h>
      <text:p text:style-name="P24">&lt;&lt;colocar uma referência bibliográfica explicando o que é um diagrama de pacotes. Sucinta. Máximo 150 palavras&gt;&gt;</text:p>
      <text:p text:style-name="P37">&lt;Não deixe de apresentar a explicação do que cada pacote contém, deixando claro quais pacotes oferecem quais serviços. Não se esqueça de verificar as dependências após o diagrama de classe estar concluído.&gt;</text:p>
      <text:p text:style-name="P44"><text:bookmark-start text:name="__RefHeading__35_117254275"/><text:soft-page-break/>Diagrama de Pacote - &lt;&lt;nome do projeto&gt;&gt;<text:bookmark-end text:name="__RefHeading__35_117254275"/></text:p>
      <text:p text:style-name="P30">Nesta seção, será apresentado o diagrama de pacotes da aplicação. Esta visão em pacotes pretende apresentar somente uma separação “lógica” dos serviços da aplicação, no esforço de obter o máximo de reuso e flexibilidade de cada serviço. Não será apresentada uma visão arquitetural em camadas da aplicação.</text:p>
      <text:p text:style-name="P33">&lt;Adicionar o diagrama de pacotes (figura) completo da aplicação&gt;</text:p>
      <text:p text:style-name="P38"><text:span text:style-name="T12">&lt;Repetir a estrutura para cada pacote.&gt;</text:span><text:span text:style-name="T13"> </text:span></text:p>
      <text:p text:style-name="P44"><text:bookmark-start text:name="__RefHeading__37_117254275"/>&lt;Nome do Pacote 1&gt;<text:bookmark-end text:name="__RefHeading__37_117254275"/></text:p>
      <text:p text:style-name="P24">&lt;Descrição dos serviços deste pacote. - Ex: Este pacote oferece os serviços de controle e gerenciamento das informações dos clientes. É possível incluir, alterar, excluir e consultar clientes. As consultas podem ser realizadas por CPF e/ou parte do nome. Além disto o usuário poderá consultar os clientes por data de nascimento e enviar uma mensagem de aniversário.&gt;</text:p>
      <text:h text:style-name="Heading_20_1" text:outline-level="1"><text:bookmark-start text:name="__RefHeading__39_117254275"/>Classes<text:bookmark-end text:name="__RefHeading__39_117254275"/></text:h>
      <text:p text:style-name="P24">&lt;&lt;colocar uma referência bibliográfica explicando o que é um diagrama de classes. Sucinta. Máximo 150 palavras&gt;&gt;</text:p>
      <text:p text:style-name="P37">&lt;Não esqueça de aplicar os princípios de um grande software. Prime por um projeto de classes flexível e muito bem encapsulado. Que garanta a facilidade de manutenção e reuso das classes, podendo atender a novos requisitos do cliente sem muitos “traumas!”. Lembre-se de manter seu projeto o mais coeso possível, deixando a aplicação “livremente unida”.&gt;</text:p>
      <text:p text:style-name="P44"><text:bookmark-start text:name="__RefHeading__41_117254275"/>Diagrama de Classes - &lt;&lt;nome do projeto&gt;&gt;<text:bookmark-end text:name="__RefHeading__41_117254275"/></text:p>
      <text:p text:style-name="P30">Nesta seção, será apresentado o diagrama de classes da aplicação. A visão escolhida para o diagrama de classes é focada na persistência dos objetos, primando por um projeto flexível e de fácil extensão/manutenção. </text:p>
      <text:p text:style-name="P24">&lt;Adicionar o diagrama de classes (figura) completo da aplicação&gt;</text:p>
      <text:p text:style-name="P37">&lt;Não esqueça de pintar as classes utilizando cores que identificação a separação de pacotes. Ex: Todas das classes do pacote Cliente devem estar pintadas de azul. Todas as classes do pacote Produto devem estar de vermelho. Cuidado para as cores não atrapalharem a visibilidade do projeto na impressão do documento. NÂO ESQUEÇA DA LEGENDA!&gt;</text:p>
      <text:p text:style-name="P24"/>
      <text:h text:style-name="Heading_20_1" text:outline-level="1"><text:bookmark-start text:name="__RefHeading__43_117254275"/>Sequência<text:bookmark-end text:name="__RefHeading__43_117254275"/></text:h>
      <text:p text:style-name="P24">&lt;&lt;colocar uma referência bibliográfica explicando o que é um diagrama de seqüência. Sucinta. Máximo 150 palavras&gt;&gt;</text:p>
      <text:p text:style-name="P24"/>
      <text:p text:style-name="P38"><text:span text:style-name="T12">&lt;Repetir a estrutura para cada diagrama de sequência. Lembrando que cada operação do CRUD possui um diagrama diferente.&gt;</text:span><text:span text:style-name="T13"> </text:span></text:p>
      <text:p text:style-name="P44"><text:bookmark-start text:name="__RefHeading__45_117254275"/><text:soft-page-break/>Diagrama de Sequência - &lt;&lt;código do caso de uso&gt;&gt;<text:bookmark-end text:name="__RefHeading__45_117254275"/></text:p>
      <text:p text:style-name="P24">&lt;Adicionar o diagrama de seqüência (figura) de cada caso de uso&gt;</text:p>
      <text:p text:style-name="P24"/>
      <text:h text:style-name="Heading_20_1" text:outline-level="1"><text:bookmark-start text:name="__RefHeading__47_117254275"/>Decisões de projeto<text:bookmark-end text:name="__RefHeading__47_117254275"/></text:h>
      <text:p text:style-name="P29">&lt;Explicar pontos mais complexos do projeto justificando as tomadas de decisão. Ex: Porque foi utilizado Interface e não classe abstrata e/ou vice e versa. Explicar pontos onde foram utilizado polimorfismo/herança, princípio de divisão de responsabilidade (encapsular o que varia), pontos onde por ventura foi necessário utilizar MAP ou outra estrutura do Java collection Mostrar trechos específicos do diagrama de classes/código. Separar cada explicação do projeto em Subitens. 6.1, 6.2, 6.3, consecutivamente.)</text:p>
      <text:p text:style-name="P24"/>
      <text:h text:style-name="Heading_20_1" text:outline-level="1"><text:bookmark-start text:name="_Ref471394537"/><text:bookmark-start text:name="__RefHeading__49_117254275"/>Referências<text:bookmark-end text:name="_Ref471394537"/><text:bookmark-end text:name="__RefHeading__49_117254275"/></text:h>
      <text:p text:style-name="P27">Nesta seção, são apresentadas as referências utilizadas para a elaboração deste documento.</text:p>
      <text:p text:style-name="P29">&lt;Pode-se adicionar referências para justificar ações durante o projeto. O mesmo pode ser utilizado para referenciar “inspirações” na tomada de decisão do projeto ou da aplicação de conceitos mencionados no projeto. Devem-se seguir as normas da ABNT para referenciar sites, documentos técnicos, livros, e-books, entre outros&gt;</text:p>
      <text:p text:style-name="Standard"/>
      <text:p text:style-name="Standard"/>
      <text:p text:style-name="Standard"/>
      <text:p text:style-name="P2">ORIENTAÇÕES GERAIS</text:p>
      <text:list xml:id="list3871163725393068920" text:style-name="WW8Num20">
        <text:list-item>
          <text:p text:style-name="P53">Não será aceita a citação do próprio material de aula como referência bibliográfica.</text:p>
        </text:list-item>
        <text:list-item>
          <text:p text:style-name="P53">A formatação do documento é parte integrante da correção. Siga o formato indicado.</text:p>
        </text:list-item>
        <text:list-item>
          <text:p text:style-name="P53">Você deverá entregar na data combinada em sala de aula os seguintes documentos: Este original no formato .doc, um documento na versão .pdf e um documento impresso. Todos devem estar FORMATADOS e LEGÍVEIS. </text:p>
        </text:list-item>
        <text:list-item>
          <text:p text:style-name="P53">Deverá ser entregue as fontes dos diagramas na ferramenta de modelagem utilizada (com todos os diagramas criados), e as fontes do protótipo em linguagem Java.</text:p>
        </text:list-item>
        <text:list-item>
          <text:p text:style-name="P53">Todas as versões impressas utilizadas nos marcos para correções deverão ser entregues no prazo previsto. Caso contrário a versão final NÃO SERÁ CORRIGIDA.</text:p>
        </text:list-item>
        <text:list-item>
          <text:p text:style-name="P53">As tarefas deverão ser entregues no prazo combinado e disponibilizado via moodle. Cada tarefa atrasada será recebida, no entanto, com valor 50% menor ao valor correspondente da entrega.</text:p>
        </text:list-item>
        <text:list-item>
          <text:p text:style-name="P53"><text:soft-page-break/>O protótipo (utilizando linguagem Java) deverá ser igual aos exemplos discutidos em sala de aula. O programa inicial (Main), deverá inicializar os objetos nos vetores/matrizes/Map ou quaisquer outras estruturas de dados utilizadas para armazenar os objetos.</text:p>
        </text:list-item>
        <text:list-item>
          <text:p text:style-name="P53">Você deverá apresentar ao menos uma classe “CRUD” funcionando. O que significa dizer que deverá permitir a inclusão, alteração, exclusão e TRÊS formas de consulta. </text:p>
        </text:list-item>
        <text:list-item>
          <text:p text:style-name="P53">Você deverá programar um “simulador” da principal regra de negócio da sua aplicação funcionando. Lembre-se que normalmente o simulador exige que sejam “DELEGADAS” a execução dos serviços. <text:s/>Ex: De um controle de estoque como a aplicação do RICK, apresente o método de pesquisa no estoque e a lista de objetos encontrados. No simulador da porta para cachorros, o mecanismo funcionando; em um sistema de vendas, a venda confirmada e o carrinho de compras com a venda finalizada e a listagem de produtos; para uma locadora o empréstimo e a devolução do filme gerando ou não multa; e assim consecutivamente. &lt;&lt;As equipes que programarem a solução inteira terão um bônus de 1.0 pontos&gt;&gt;</text:p>
        </text:list-item>
        <text:list-item>
          <text:p text:style-name="P53">Os diagramas de sequência devem ser feitos para cada um dos métodos com exceção de métodos GET e SET.</text:p>
        </text:list-item>
      </text:list>
      <text:p text:style-name="P2"/>
      <text:p text:style-name="P2"/>
      <text:p text:style-name="P2"/>
      <text:p text:style-name="P2"/>
      <text:p text:style-name="P7">CRITÉRIOS DE CORREÇÃO</text:p>
      <text:p text:style-name="P7"/>
      <text:p text:style-name="P2">1.1<text:tab/>DESCRIÇÃO DO SISTEMA<text:tab/>0.05</text:p>
      <text:p text:style-name="P2">1.2<text:tab/>OBJETIVO DO SISTEMA<text:tab/>0.10</text:p>
      <text:p text:style-name="P2">1.3<text:tab/>SISTEMAS SIMILARES<text:tab/>0.10</text:p>
      <text:p text:style-name="P2">1.4<text:tab/>CONVENÇÕES, TERMOS E ABREVIAÇÕES<text:tab/>0.0 – Foi determinado pelo professor</text:p>
      <text:p text:style-name="P2">Total: 0.25</text:p>
      <text:p text:style-name="P2">2.<text:tab/>ATORES<text:tab/> 0.25</text:p>
      <text:p text:style-name="P9"><text:tab/>Listagem dos Requisitos 0.25</text:p>
      <text:p text:style-name="P9"><text:tab/>Matriz de Rastreabilidade 0.75</text:p>
      <text:p text:style-name="P2">Total: 0.25</text:p>
      <text:p text:style-name="P2"/>
      <text:p text:style-name="P2">3.<text:tab/>ATORES<text:tab/> 0.5</text:p>
      <text:p text:style-name="P9"><text:tab/>Se estiver descrito corretamente. Os atores devem estar contemplados no diagrama de caso de uso e nas suas respectivas descrições</text:p>
      <text:p text:style-name="P2">Total: 0.5</text:p>
      <text:p text:style-name="P2"/>
      <text:p text:style-name="P2"><text:soft-page-break/>4.<text:tab/>CASOS DE USO<text:tab/></text:p>
      <text:p text:style-name="P2">Diagrama de Caso de Uso - &lt;&lt;nome do projeto&gt;&gt;<text:tab/>1.0</text:p>
      <text:p text:style-name="P9"><text:tab/>Se estiver correto e condizente com a descrição e objetivos do sistema.</text:p>
      <text:p text:style-name="P2">[UC01] &lt;Incluir ao lado do identificador um nome para o caso de uso&gt;<text:tab/>1.0</text:p>
      <text:p text:style-name="P26">A correção de todos os casos de uso com suas descrições.</text:p>
      <text:p text:style-name="P2">4.1<text:tab/>ANÁLISE TEXTUAL.<text:tab/> 0.5</text:p>
      <text:p text:style-name="P2">Total: 2.5</text:p>
      <text:p text:style-name="P2"/>
      <text:p text:style-name="P2">5.<text:tab/>PACOTES<text:tab/></text:p>
      <text:p text:style-name="P2">Diagrama de Pacote - &lt;&lt;nome do projeto&gt;&gt;<text:tab/>0.5</text:p>
      <text:p text:style-name="P9"><text:tab/>Se estiver correto e condizente com a descrição e objetivos do sistema. A correção compreende também a descrição dos serviços dos pacotes de forma correta.</text:p>
      <text:p text:style-name="P2">Total: 0.5</text:p>
      <text:p text:style-name="P2"/>
      <text:p text:style-name="P2">6.<text:tab/>CLASSES<text:tab/>2.0</text:p>
      <text:p text:style-name="P9"><text:tab/>Se estiver correto e condizente com os casos de uso e com os pacotes. </text:p>
      <text:p text:style-name="P2">Total: 2.0</text:p>
      <text:p text:style-name="P2"/>
      <text:p text:style-name="P2">7.<text:tab/>SEQÜÊNCIA <text:s text:c="4"/>1.0</text:p>
      <text:p text:style-name="P9"><text:tab/>Se estiver correto e condizente com a descrição dos casos de uso. </text:p>
      <text:p text:style-name="P2">Total: 1.0</text:p>
      <text:p text:style-name="P2"/>
      <text:p text:style-name="P2">7.<text:tab/>DECISÕES DE PROJETO<text:tab/>0.5</text:p>
      <text:p text:style-name="P26">Se estiver bem explicado, fundamentado (recomenda-se utilizar alguma referência bibliográfica), com parte do diagrama de classe e código correspondente para cada explicação.</text:p>
      <text:p text:style-name="P2">Total: 0.5</text:p>
      <text:p text:style-name="P2"/>
      <text:p text:style-name="P2">8. <text:s text:c="7"/>Protótipo das Interfaces do Sistema 1.0</text:p>
      <text:p text:style-name="P26">Se forem criados os protótipos e indicada a navegação entre as telas com explicações necessárias.</text:p>
      <text:p text:style-name="P49">Total: 1.0</text:p>
      <text:p text:style-name="P28"/>
      <text:p text:style-name="P2">9. <text:s text:c="7"/>Implementação de um protótipo em Java 1.5</text:p>
      <text:p text:style-name="P9"><text:tab/>Implementação de código correspondente aos diagramas especificados. Código pode ser <text:s/>similar aos estudos de caso vistos em sala de aula.</text:p>
      <text:p text:style-name="P49">Total: 1.5</text:p>
      <text:p text:style-name="P26"><text:soft-page-break/></text:p>
      <text:p text:style-name="P2">10.<text:tab/>REFERÊNCIAS 0.0</text:p>
      <text:p text:style-name="P9"><text:tab/>PERDERÁ 1.0 a equipe que não apresentar as explicações sucintas mencionadas antes de cada diagrama, bem como as referencias bibliográficas utilizadas no trabalho.</text:p>
      <text:p text:style-name="P2"/>
      <text:p text:style-name="P2"/>
      <text:p text:style-name="P2"/>
      <text:p text:style-name="P10">SE HOUVER INDÍCIO DE QUE O TRABALHO FOI COPIADO, em quaisquer de suas partes, SEU VALOR SERÁ CONSIDERADO 0.0 para efeitos de cálculo de média final. JUSTIFIQUE E REFERENCIE qualquer decisão tomada. Discuta com os colegas, mas faça o seu trabalho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>
      <style:text-properties fo:color="#0000ff" fo:font-style="italic" style:font-style-asian="italic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 draw:opacity="100%"/>
      <style:paragraph-properties fo:margin-top="0.423cm" fo:margin-bottom="0.212cm" loext:contextual-spacing="false" fo:background-color="#f2f2f2" fo:padding-left="0.141cm" fo:padding-right="0.141cm" fo:padding-top="0.035cm" fo:padding-bottom="0.035cm" fo:border="0.51pt solid #000000" style:shadow="#000000 0.159cm 0.159cm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swiss" style:font-pitch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style:font-size-asian="10pt"/>
    </style:style>
    <style:style style:name="Mapa_20_do_20_Documento" style:display-name="Map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 style:shadow="#000000 0.159cm 0.159cm"/>
    </style:style>
    <style:style style:name="destaque_20_1" style:display-name="destaque 1" style:family="paragraph" style:next-style-name="Standard">
      <style:paragraph-properties fo:margin-top="0.423cm" fo:margin-bottom="0.212cm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language="pt" fo:country="BR" fo:font-weight="bold" style:font-name-asian="Arial" style:font-family-asian="Arial" style:font-family-generic-asian="swiss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10pt" style:font-size-asian="10pt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>
      <style:text-properties style:font-weight-complex="bold"/>
    </style:style>
    <style:style style:name="Footer" style:family="paragraph" style:parent-style-name="Standard" style:class="extra">
      <style:paragraph-properties fo:margin-top="0.106cm" fo:margin-bottom="0cm" loext:contextual-spacing="false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Arial" fo:font-family="Arial" style:font-family-generic="swiss" style:font-pitch="variable" fo:font-size="8pt" style:font-size-asian="8pt"/>
    </style:style>
    <style:style style:name="titulo" style:family="paragraph" style:parent-style-name="Standard" style:next-style-name="versao">
      <style:paragraph-properties fo:margin-top="9.313cm" fo:margin-bottom="0.106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versao" style:family="paragraph" style:parent-style-name="titulo" style:next-style-name="Standard">
      <style:paragraph-properties fo:margin-top="0cm" fo:margin-bottom="0cm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cm" fo:margin-bottom="0.423cm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language="zxx" fo:country="none" fo:font-weight="bold" style:font-size-asian="10pt" style:language-asian="zxx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align="start" style:justify-single-word="false" fo:text-indent="0cm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>
      <style:paragraph-properties fo:margin-top="0.212cm" fo:margin-bottom="0.106cm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635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Corpo_20_de_20_texto_20_2" style:display-name="Corpo de texto 2" style:family="paragraph" style:parent-style-name="Standard">
      <style:text-properties fo:font-style="italic" style:font-style-asian="italic"/>
    </style:style>
    <style:style style:name="Corpo_20_de_20_texto_20_3" style:display-name="Corpo de texto 3" style:family="paragraph" style:parent-style-name="Standard">
      <style:text-properties fo:color="#0000ff"/>
    </style:style>
    <style:style style:name="TituloApresentacao" style:family="paragraph" style:parent-style-name="Standard">
      <style:paragraph-properties fo:margin-top="0.212cm" fo:margin-bottom="0.212cm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Titulo1" style:family="paragraph" style:parent-style-name="Title">
      <style:paragraph-properties fo:text-align="end" style:justify-single-word="false"/>
    </style:style>
    <style:style style:name="TituloApendice" style:family="paragraph" style:parent-style-name="Heading_20_1" style:next-style-name="Standard" style:default-outline-level="" style:list-style-name="WW8Num23"/>
    <style:style style:name="Tabletext" style:family="paragraph" style:parent-style-name="Standard">
      <style:paragraph-properties fo:margin-left="0.501cm" fo:margin-right="0cm" style:line-height-at-least="0.423cm" fo:text-align="start" style:justify-single-word="false" fo:keep-together="always" fo:orphans="0" fo:widows="0" fo:text-indent="0cm" style:auto-text-indent="false"/>
      <style:text-properties style:font-name="Arial" fo:font-family="Arial" style:font-family-generic="swiss" style:font-pitch="variable" fo:font-size="10pt" fo:language="en" fo:country="US" style:font-size-asian="10pt"/>
    </style:style>
    <style:style style:name="tituloApendice_20_2" style:display-name="tituloApendice 2" style:family="paragraph" style:parent-style-name="Heading_20_2" style:next-style-name="Standard" style:default-outline-level="" style:list-style-name="WW8Num21">
      <style:text-properties fo:font-size="12pt" style:font-size-asian="12pt"/>
    </style:style>
    <style:style style:name="Texto_20_de_20_comentário" style:display-name="Texto de comentário" style:family="paragraph" style:parent-style-name="Standard">
      <style:text-properties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loext:contextual-spacing="false" fo:line-height="1.129cm" fo:text-align="start" style:justify-single-word="false" fo:keep-together="always" fo:text-indent="0cm" style:auto-text-indent="false" fo:padding-left="0cm" fo:padding-right="0cm" fo:padding-top="1.094cm" fo:padding-bottom="0cm" fo:border-left="none" fo:border-right="none" fo:border-top="4.99pt solid #000000" fo:border-bottom="none" fo:keep-with-next="always">
        <style:tab-stops>
          <style:tab-stop style:position="0cm"/>
        </style:tab-stops>
      </style:paragraph-properties>
      <style:text-properties style:font-name="Arial Black" fo:font-family="'Arial Black'" style:font-family-generic="swiss" style:font-pitch="variable" fo:font-size="32pt" fo:letter-spacing="-0.085cm" fo:font-weight="bold" style:letter-kerning="true" style:font-size-asian="32pt" style:font-weight-asian="bold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loext:contextual-spacing="false" fo:text-align="start" style:justify-single-word="false" fo:text-indent="0cm" style:auto-text-indent="false"/>
      <style:text-properties fo:color="#0000ff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Filling_20_instruction" style:display-name="Filling instruction" style:family="paragraph" style:parent-style-name="Standard" style:next-style-name="Standard">
      <style:text-properties fo:color="#0000ff" fo:font-style="italic" style:font-style-asian="italic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text-indent="0cm" style:auto-text-indent="false"/>
      <style:text-properties fo:color="#0000ff" style:font-name="Arial" fo:font-family="Arial" style:font-family-generic="swiss" style:font-pitch="variable" fo:font-size="10pt" fo:language="pt" fo:country="BR" fo:font-style="italic" style:font-name-asian="Arial" style:font-family-asian="Arial" style:font-family-generic-asian="swiss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header" style:display-name="Table header" style:family="paragraph">
      <style:paragraph-properties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pt" fo:country="BR" fo:font-weight="bold" style:font-name-asian="Arial" style:font-family-asian="Arial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version" style:family="paragraph" style:parent-style-name="Title">
      <style:paragraph-properties fo:margin-top="0cm" fo:margin-bottom="0cm" loext:contextual-spacing="false" fo:text-align="end" style:justify-single-word="false"/>
      <style:text-properties fo:font-size="14pt" style:font-size-asian="14pt" style:font-name-complex="Times New Roman" style:font-family-complex="'Times New Roman'" style:font-family-generic-complex="roman" style:font-pitch-complex="variable" style:font-size-complex="11pt" style:font-weight-complex="normal" style:text-scale="95%"/>
    </style:style>
    <style:style style:name="cliente" style:family="paragraph">
      <style:paragraph-properties fo:margin-top="9.313cm" fo:margin-bottom="0.423cm" loext:contextual-spacing="false" fo:text-align="end" style:justify-single-word="false" fo:orphans="2" fo:widows="2"/>
      <style:text-properties style:use-window-font-color="true" style:font-name="Arial" fo:font-family="Arial" style:font-family-generic="swiss" style:font-pitch="variable" fo:font-size="18pt" fo:language="pt" fo:country="BR" fo:font-weight="bold" style:font-name-asian="Arial" style:font-family-asian="Arial" style:font-family-generic-asian="swiss" style:font-pitch-asian="variable" style:font-size-asian="1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Arial" fo:font-family="Arial" style:font-family-generic="swiss" style:font-pitch="variable" fo:font-style="normal" fo:font-weight="bold" style:font-style-asian="normal" style:font-weight-asian="bold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8z2" style:family="text">
      <style:text-properties fo:font-style="italic" fo:font-weight="bold" style:font-style-asian="italic" style:font-weight-asian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family="Arial" style:font-family-generic="swiss" style:font-pitch="variable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0.834cm" fo:text-indent="-0.199cm" fo:margin-left="0.399cm"/>
        </style:list-level-properties>
        <style:text-properties style:font-name="Symbol"/>
      </text:list-level-style-bullet>
      <text:list-level-style-number text:level="2" text:style-name="WW8Num21z1" style:num-format="A" style:num-letter-sync="true">
        <style:list-level-properties text:list-level-position-and-space-mode="label-alignment">
          <style:list-level-label-alignment text:label-followed-by="listtab" text:list-tab-stop-position="1.215cm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69cm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723cm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77cm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231cm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485cm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39cm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993cm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Symbol"/>
      </text:list-level-style-bullet>
      <text:list-level-style-bullet text:level="2" text:style-name="WW8Num3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8z2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1.199cm" fo:margin-bottom="2.501cm" fo:margin-left="2.501cm" fo:margin-right="2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02cm" fo:margin-left="0cm" fo:margin-right="0cm" fo:margin-bottom="1.20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2" style:next-style-name="Próxima_20_conversão_20_1">
      <style:header>
        <text:p text:style-name="Header"/>
      </style:header>
      <style:footer>
        <text:p text:style-name="Footer"/>
      </style:footer>
    </style:master-page>
    <style:master-page style:name="Próxima_20_conversão_20_1" style:display-name="Próxima conversão 1" style:page-layout-name="Mpm1">
      <style:header>
        <text:p text:style-name="MP1"/>
      </style:header>
    </style:master-page>
    <style:master-page style:name="Converter_20_2" style:display-name="Converter 2" style:page-layout-name="Mpm2">
      <style:header>
        <text:p text:style-name="Header"/>
      </style:header>
      <style:footer>
        <text:p text:style-name="Footer"/>
      </style:footer>
    </style:master-page>
    <style:master-page style:name="Converter_20_3" style:display-name="Converter 3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EspecificacaoFuncional</dc:title>
    <meta:initial-creator>Igor Wiese</meta:initial-creator>
    <meta:creation-date>2011-03-18T16:43:00</meta:creation-date>
    <dc:date>2016-11-08T20:32:45.139594444</dc:date>
    <meta:print-date>2001-09-05T11:41:00</meta:print-date>
    <meta:editing-cycles>74</meta:editing-cycles>
    <meta:editing-duration>PT5H57M55S</meta:editing-duration>
    <meta:generator>LibreOffice/5.0.5.2$Linux_X86_64 LibreOffice_project/00$Build-2</meta:generator>
    <dc:creator>ALISON ASATO</dc:creator>
    <meta:document-statistic meta:table-count="7" meta:image-count="0" meta:object-count="0" meta:page-count="17" meta:paragraph-count="342" meta:word-count="3326" meta:character-count="20967" meta:non-whitespace-character-count="17900"/>
    <meta:user-defined meta:name="Informações 1"/>
    <meta:user-defined meta:name="Informações 2"/>
    <meta:user-defined meta:name="Informações 3"/>
    <meta:user-defined meta:name="Informações 4"/>
  </office:meta>
</office:document-meta>
</file>